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fo:margin-left="0.2125in" fo:margin-right="0.275in" table:align="margins" style:writing-mode="lr-tb"/>
    </style:style>
    <style:style style:name="Table2.A" style:family="table-column">
      <style:table-column-properties style:rel-column-width="11177*"/>
    </style:style>
    <style:style style:name="Table2.B" style:family="table-column">
      <style:table-column-properties style:rel-column-width="16274*"/>
    </style:style>
    <style:style style:name="Table2.C" style:family="table-column">
      <style:table-column-properties style:rel-column-width="5818*"/>
    </style:style>
    <style:style style:name="Table2.D" style:family="table-column">
      <style:table-column-properties style:rel-column-width="6362*"/>
    </style:style>
    <style:style style:name="Table2.E" style:family="table-column">
      <style:table-column-properties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 style:family="table">
      <style:table-properties fo:margin-left="0.2125in" fo:margin-right="0.275in" table:align="margins" style:writing-mode="lr-tb"/>
    </style:style>
    <style:style style:name="Table2.A" style:family="table-column">
      <style:table-column-properties style:rel-column-width="11177*"/>
    </style:style>
    <style:style style:name="Table2.B" style:family="table-column">
      <style:table-column-properties style:rel-column-width="16274*"/>
    </style:style>
    <style:style style:name="Table2.C" style:family="table-column">
      <style:table-column-properties style:rel-column-width="5818*"/>
    </style:style>
    <style:style style:name="Table2.D" style:family="table-column">
      <style:table-column-properties style:rel-column-width="6362*"/>
    </style:style>
    <style:style style:name="Table2.E" style:family="table-column">
      <style:table-column-properties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7" style:family="paragraph" style:parent-style-name="Standard">
      <style:paragraph-properties style:text-autospace="none"/>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9" style:family="paragraph" style:parent-style-name="Standard">
      <style:paragraph-properties style:text-autospace="none"/>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Footnote">
      <style:text-properties style:font-name="Times New Roman"/>
    </style:style>
    <style:style style:name="P22" style:family="paragraph" style:parent-style-name="Standard">
      <style:paragraph-properties fo:break-before="page"/>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3in" style:type="center"/>
          <style:tab-stop style:position="6.5in" style:type="right"/>
        </style:tab-stops>
      </style:paragraph-properties>
    </style:style>
    <style:style style:name="P29"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text-properties style:font-name="Courier" fo:font-style="italic" style:font-style-asian="italic" style:font-style-complex="italic"/>
    </style:style>
    <style:style style:name="P31" style:family="paragraph" style:parent-style-name="Heading_20_1" style:master-page-name="First_20_Page">
      <style:paragraph-properties style:page-number="auto"/>
    </style:style>
    <style:style style:name="P3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34"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35"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paragraph-properties style:text-autospace="none"/>
    </style:style>
    <style:style style:name="P41" style:family="paragraph" style:parent-style-name="Standard">
      <style:text-properties fo:font-style="italic" style:font-style-asian="italic" style:font-style-complex="italic"/>
    </style:style>
    <style:style style:name="P42" style:family="paragraph" style:parent-style-name="Standard">
      <style:text-properties fo:font-style="normal" style:font-style-asian="normal" style:font-style-complex="normal"/>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4" style:family="paragraph">
      <style:paragraph-properties fo:margin-left="0in" fo:margin-right="0in" fo:margin-top="0in" fo:margin-bottom="0in" fo:line-height="100%" fo:text-align="center" fo:text-indent="0in"/>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text-underline-style="none"/>
    </style:style>
    <style:style style:name="T2" style:family="text">
      <style:text-properties style:use-window-font-color="true" style:font-name="Times New Roman" fo:font-size="12pt" style:text-underline-style="none" style:font-name-asian="ArialMT" style:font-size-asian="12pt" style:font-name-complex="ArialMT" style:font-size-complex="12pt"/>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color="#1a1a1a" style:font-name="Times New Roman" fo:font-size="12pt" style:font-name-asian="ArialMT" style:font-size-asian="12pt" style:font-name-complex="ArialMT" style:font-size-complex="12pt"/>
    </style:style>
    <style:style style:name="T5" style:family="text">
      <style:text-properties style:font-name="Times New Roman" fo:font-size="12pt" style:font-size-asian="12pt" style:font-size-complex="12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9pt" style:font-size-asian="9pt"/>
    </style:style>
    <style:style style:name="T9" style:family="text">
      <style:text-properties style:use-window-font-color="true" style:text-underline-style="none"/>
    </style:style>
    <style:style style:name="T10" style:family="text">
      <style:text-properties style:use-window-font-color="true" style:font-name="Times New Roman" fo:font-size="12pt" style:text-underline-style="none" style:font-name-asian="ArialMT" style:font-size-asian="12pt" style:font-name-complex="ArialMT" style:font-size-complex="12pt"/>
    </style:style>
    <style:style style:name="T11" style:family="text">
      <style:text-properties style:use-window-font-color="true" style:font-name="Times New Roman" fo:font-size="12pt" style:text-underline-style="none" style:font-size-asian="12pt" style:font-size-complex="12pt"/>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6" style:family="text">
      <style:text-properties fo:color="#1a1a1a" style:font-name="Times New Roman" fo:font-size="12pt" style:font-name-asian="ArialMT" style:font-size-asian="12pt" style:font-name-complex="ArialMT" style:font-size-complex="12pt"/>
    </style:style>
    <style:style style:name="T17" style:family="text">
      <style:text-properties style:font-name="Times New Roman" fo:font-size="12pt" style:font-size-asian="12pt" style:font-size-complex="12pt"/>
    </style:style>
    <style:style style:name="T18" style:family="text">
      <style:text-properties fo:color="#262626" style:font-name-asian="Verdana" style:font-name-complex="Verdana"/>
    </style:style>
    <style:style style:name="T19" style:family="text">
      <style:text-properties fo:color="#262626" fo:font-style="italic" style:font-name-asian="Verdana" style:font-style-asian="italic" style:font-name-complex="Verdana" style:font-style-complex="italic"/>
    </style:style>
    <style:style style:name="T20" style:family="text">
      <style:text-properties fo:color="#262626" fo:font-style="normal" style:font-name-asian="Verdana" style:font-style-asian="normal" style:font-name-complex="Verdana" style:font-style-complex="normal"/>
    </style:style>
    <style:style style:name="T21" style:family="text">
      <style:text-properties fo:color="#000047" fo:font-weight="normal" style:font-name-asian="Verdana" style:font-weight-asian="normal" style:font-name-complex="Verdana" style:font-weight-complex="normal"/>
    </style:style>
    <style:style style:name="T22" style:family="text">
      <style:text-properties fo:font-style="normal" style:font-style-asian="normal" style:font-style-complex="normal"/>
    </style:style>
    <style:style style:name="T23" style:family="text">
      <style:text-properties fo:language="en" fo:country="US" style:language-complex="ar" style:country-complex="SA"/>
    </style:style>
    <style:style style:name="T2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4"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6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7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9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7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532423328" text:id="ct532423328">
          <text:format-change>
            <office:change-info>
              <dc:creator>Bob Jacobsen</dc:creator>
              <dc:date>2013-01-27T08:36:00</dc:date>
            </office:change-info>
          </text:format-change>
        </text:changed-region>
        <text:changed-region xml:id="ct531985744" text:id="ct531985744">
          <text:insertion>
            <office:change-info>
              <dc:creator>Bob Jacobsen</dc:creator>
              <dc:date>2013-01-27T09:22:00</dc:date>
            </office:change-info>
          </text:insertion>
        </text:changed-region>
        <text:changed-region xml:id="ct531994336" text:id="ct531994336">
          <text:insertion>
            <office:change-info>
              <dc:creator>Bob Jacobsen</dc:creator>
              <dc:date>2013-01-27T09:23:00</dc:date>
            </office:change-info>
          </text:insertion>
        </text:changed-region>
        <text:changed-region xml:id="ct532406784" text:id="ct532406784">
          <text:insertion>
            <office:change-info>
              <dc:creator>Bob Jacobsen</dc:creator>
              <dc:date>2013-01-27T08:37:00</dc:date>
            </office:change-info>
          </text:insertion>
        </text:changed-region>
        <text:changed-region xml:id="ct532417232" text:id="ct532417232">
          <text:deletion>
            <office:change-info>
              <dc:creator>Bob Jacobsen</dc:creator>
              <dc:date>2013-01-27T08:37:00</dc:date>
            </office:change-info>
            <text:p text:style-name="Standard"><text:span text:style-name="T1"><text:s text:c="2"/></text:span></text:p>
          </text:deletion>
        </text:changed-region>
        <text:changed-region xml:id="ct532421472" text:id="ct532421472">
          <text:deletion>
            <office:change-info>
              <dc:creator>Bob Jacobsen</dc:creator>
              <dc:date>2013-01-27T08:33:00</dc:date>
            </office:change-info>
            <text:p text:style-name="Standard"><text:span text:style-name="T2"><text:note text:id="ftn8" text:note-class="endnote"><text:note-citation>i</text:note-citation><text:note-body><text:p text:style-name="P1"/></text:note-body></text:note></text:span></text:p>
          </text:deletion>
        </text:changed-region>
        <text:changed-region xml:id="ct532422112" text:id="ct532422112">
          <text:deletion>
            <office:change-info>
              <dc:creator>Bob Jacobsen</dc:creator>
              <dc:date>2013-01-27T08:33:00</dc:date>
            </office:change-info>
            <text:p text:style-name="Standard"><office:annotation><dc:creator>Bob Jacobsen</dc:creator><dc:date>2013-01-24T07:10:19</dc:date><text:p text:style-name="P43"><text:span text:style-name="T24">DGW: “More background and references would be good”</text:span></text:p></office:annotation></text:p>
          </text:deletion>
        </text:changed-region>
        <text:changed-region xml:id="ct532417328" text:id="ct532417328">
          <text:insertion>
            <office:change-info>
              <dc:creator>Bob Jacobsen</dc:creator>
              <dc:date>2013-01-27T08:34:00</dc:date>
            </office:change-info>
          </text:insertion>
        </text:changed-region>
        <text:changed-region xml:id="ct532421584" text:id="ct532421584">
          <text:insertion>
            <office:change-info>
              <dc:creator>Bob Jacobsen</dc:creator>
              <dc:date>2013-01-27T08:35:00</dc:date>
            </office:change-info>
          </text:insertion>
        </text:changed-region>
        <text:changed-region xml:id="ct532419168" text:id="ct532419168">
          <text:deletion>
            <office:change-info>
              <dc:creator>Bob Jacobsen</dc:creator>
              <dc:date>2013-01-27T08:35:00</dc:date>
            </office:change-info>
            <text:p text:style-name="Standard">ID</text:p>
          </text:deletion>
        </text:changed-region>
        <text:changed-region xml:id="ct532419264" text:id="ct532419264">
          <text:insertion>
            <office:change-info>
              <dc:creator>Bob Jacobsen</dc:creator>
              <dc:date>2013-01-27T08:35:00</dc:date>
            </office:change-info>
          </text:insertion>
        </text:changed-region>
        <text:changed-region xml:id="ct532419360" text:id="ct532419360">
          <text:deletion>
            <office:change-info>
              <dc:creator>Bob Jacobsen</dc:creator>
              <dc:date>2013-01-27T08:36:00</dc:date>
            </office:change-info>
            <text:p text:style-name="Standard"/>
            <text:p text:style-name="Standard"/>
          </text:deletion>
        </text:changed-region>
        <text:changed-region xml:id="ct532244848" text:id="ct532244848">
          <text:insertion>
            <office:change-info>
              <dc:creator>Bob Jacobsen</dc:creator>
              <dc:date>2013-01-27T08:36:00</dc:date>
            </office:change-info>
          </text:insertion>
        </text:changed-region>
        <text:changed-region xml:id="ct532419456" text:id="ct532419456">
          <text:insertion>
            <office:change-info>
              <dc:creator>Bob Jacobsen</dc:creator>
              <dc:date>2013-01-27T08:37:00</dc:date>
            </office:change-info>
          </text:insertion>
        </text:changed-region>
        <text:changed-region xml:id="ct532419936" text:id="ct532419936">
          <text:deletion>
            <office:change-info>
              <dc:creator>Bob Jacobsen</dc:creator>
              <dc:date>2013-01-27T08:36:00</dc:date>
            </office:change-info>
            <text:h text:style-name="Heading_20_2" text:outline-level="2"/>
            <text:p text:style-name="Standard"/>
          </text:deletion>
        </text:changed-region>
        <text:changed-region xml:id="ct532418096" text:id="ct532418096">
          <text:deletion>
            <office:change-info>
              <dc:creator>Bob Jacobsen</dc:creator>
              <dc:date>2013-01-27T08:37:00</dc:date>
            </office:change-info>
            <text:p text:style-name="Standard">are</text:p>
          </text:deletion>
        </text:changed-region>
        <text:changed-region xml:id="ct532418208" text:id="ct532418208">
          <text:insertion>
            <office:change-info>
              <dc:creator>Bob Jacobsen</dc:creator>
              <dc:date>2013-01-27T08:37:00</dc:date>
            </office:change-info>
          </text:insertion>
        </text:changed-region>
        <text:changed-region xml:id="ct532220992" text:id="ct532220992">
          <text:deletion>
            <office:change-info>
              <dc:creator>Bob Jacobsen</dc:creator>
              <dc:date>2013-01-27T08:38:00</dc:date>
            </office:change-info>
            <text:p text:style-name="P2"/>
            <text:p text:style-name="P3"/>
            <text:p text:style-name="P4">The range mask is implemented as a combined base value and mask, where the mask bits are the lowest n bits of the same value as <text:span text:style-name="T3">the</text:span> lowest bit. <text:s/>For example, the event-mask 0xABCD0000 would form the range 0xABCD0000-ABCDFFFF, since the lowest bit is a “0”and the mask bits extends to the first “1” bit, in this case the the <text:s/>low bit of <text:span text:style-name="T3">the</text:span> 'D' hex-digit. <text:s/>Similarly, the <text:span text:style-name="T3">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3">which</text:span> specifies 0xyyyyyyyC-0xyyyyyyyF. <text:s text:c="2"/>0X00000001 gives 0x00000000-0x00000001, and 0x00000002 gives 0x00000000-0x00000002, and 0x00000003 gives 0x00000000-0x00000003. <text: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9">Event-Mask</text:p>
                </table:table-cell>
                <table:table-cell table:style-name="Table2.A1" office:value-type="string">
                  <text:p text:style-name="P29">Effective Mask</text:p>
                </table:table-cell>
                <table:table-cell table:style-name="Table2.A1" office:value-type="string">
                  <text:p text:style-name="P29">Bits</text:p>
                </table:table-cell>
                <table:table-cell table:style-name="Table2.A1" office:value-type="string">
                  <text:p text:style-name="P29">#</text:p>
                </table:table-cell>
                <table:table-cell table:style-name="Table2.E1" office:value-type="string">
                  <text:p text:style-name="P29">Resulting Range</text:p>
                </table:table-cell>
              </table:table-row>
              <table:table-row table:style-name="Table2.1">
                <table:table-cell table:style-name="Table2.A2" office:value-type="string">
                  <text:p text:style-name="P30">0x00000001</text:p>
                </table:table-cell>
                <table:table-cell table:style-name="Table2.A2" office:value-type="string">
                  <text:p text:style-name="P30">0xFFFFFFFE</text:p>
                </table:table-cell>
                <table:table-cell table:style-name="Table2.C2" office:value-type="float" office:value="1">
                  <text:p text:style-name="P30">1</text:p>
                </table:table-cell>
                <table:table-cell table:style-name="Table2.C2" office:value-type="float" office:value="2">
                  <text:p text:style-name="P30">2</text:p>
                </table:table-cell>
                <table:table-cell table:style-name="Table2.E2" office:value-type="string">
                  <text:p text:style-name="P30">0x00000000-0x00000001</text:p>
                </table:table-cell>
              </table:table-row>
              <table:table-row table:style-name="Table2.1">
                <table:table-cell table:style-name="Table2.A2" office:value-type="string">
                  <text:p text:style-name="P30">0x00000002</text:p>
                </table:table-cell>
                <table:table-cell table:style-name="Table2.A2" office:value-type="string">
                  <text:p text:style-name="P30">0xFFFFFFFE</text:p>
                </table:table-cell>
                <table:table-cell table:style-name="Table2.C2" office:value-type="float" office:value="1">
                  <text:p text:style-name="P30">1</text:p>
                </table:table-cell>
                <table:table-cell table:style-name="Table2.C2" office:value-type="float" office:value="2">
                  <text:p text:style-name="P30">2</text:p>
                </table:table-cell>
                <table:table-cell table:style-name="Table2.E2" office:value-type="string">
                  <text:p text:style-name="P30">0x00000002-0x00000003</text:p>
                </table:table-cell>
              </table:table-row>
              <table:table-row table:style-name="Table2.1">
                <table:table-cell table:style-name="Table2.A2" office:value-type="string">
                  <text:p text:style-name="P30">0x00000003</text:p>
                </table:table-cell>
                <table:table-cell table:style-name="Table2.A2" office:value-type="string">
                  <text:p text:style-name="P30">0xFFFFFFFC</text:p>
                </table:table-cell>
                <table:table-cell table:style-name="Table2.C2" office:value-type="float" office:value="2">
                  <text:p text:style-name="P30">2</text:p>
                </table:table-cell>
                <table:table-cell table:style-name="Table2.C2" office:value-type="float" office:value="4">
                  <text:p text:style-name="P30">4</text:p>
                </table:table-cell>
                <table:table-cell table:style-name="Table2.E2" office:value-type="string">
                  <text:p text:style-name="P30">0x00000000-0x00000003</text:p>
                </table:table-cell>
              </table:table-row>
              <table:table-row table:style-name="Table2.1">
                <table:table-cell table:style-name="Table2.A2" office:value-type="string">
                  <text:p text:style-name="P30">0x00000004</text:p>
                </table:table-cell>
                <table:table-cell table:style-name="Table2.A2" office:value-type="string">
                  <text:p text:style-name="P30">0xFFFFFFFC</text:p>
                </table:table-cell>
                <table:table-cell table:style-name="Table2.C2" office:value-type="float" office:value="2">
                  <text:p text:style-name="P30">2</text:p>
                </table:table-cell>
                <table:table-cell table:style-name="Table2.C2" office:value-type="float" office:value="4">
                  <text:p text:style-name="P30">4</text:p>
                </table:table-cell>
                <table:table-cell table:style-name="Table2.E2" office:value-type="string">
                  <text:p text:style-name="P30">0x00000004-0x00000007</text:p>
                </table:table-cell>
              </table:table-row>
              <table:table-row table:style-name="Table2.1">
                <table:table-cell table:style-name="Table2.A2" office:value-type="string">
                  <text:p text:style-name="P30">0x00000005</text:p>
                </table:table-cell>
                <table:table-cell table:style-name="Table2.A2" office:value-type="string">
                  <text:p text:style-name="P30">0xFFFFFFFE</text:p>
                </table:table-cell>
                <table:table-cell table:style-name="Table2.C2" office:value-type="float" office:value="2">
                  <text:p text:style-name="P30">2</text:p>
                </table:table-cell>
                <table:table-cell table:style-name="Table2.C2" office:value-type="float" office:value="4">
                  <text:p text:style-name="P30">4</text:p>
                </table:table-cell>
                <table:table-cell table:style-name="Table2.E2" office:value-type="string">
                  <text:p text:style-name="P30">0x00000004-0x00000005</text:p>
                </table:table-cell>
              </table:table-row>
              <table:table-row table:style-name="Table2.1">
                <table:table-cell table:style-name="Table2.A2" office:value-type="string">
                  <text:p text:style-name="P30">0x00ABCDEF</text:p>
                </table:table-cell>
                <table:table-cell table:style-name="Table2.A2" office:value-type="string">
                  <text:p text:style-name="P30">0xFFFFFFF0</text:p>
                </table:table-cell>
                <table:table-cell table:style-name="Table2.C2" office:value-type="float" office:value="4">
                  <text:p text:style-name="P30">4</text:p>
                </table:table-cell>
                <table:table-cell table:style-name="Table2.C2" office:value-type="float" office:value="16">
                  <text:p text:style-name="P30">16</text:p>
                </table:table-cell>
                <table:table-cell table:style-name="Table2.E2" office:value-type="string">
                  <text:p text:style-name="P30">0x00ABCDE0-0x00ABCDEF</text:p>
                </table:table-cell>
              </table:table-row>
              <table:table-row table:style-name="Table2.1">
                <table:table-cell table:style-name="Table2.A2" office:value-type="string">
                  <text:p text:style-name="P30">0x00ABCDF0</text:p>
                </table:table-cell>
                <table:table-cell table:style-name="Table2.A2" office:value-type="string">
                  <text:p text:style-name="P30">0xFFFFFFF0</text:p>
                </table:table-cell>
                <table:table-cell table:style-name="Table2.C2" office:value-type="float" office:value="4">
                  <text:p text:style-name="P30">4</text:p>
                </table:table-cell>
                <table:table-cell table:style-name="Table2.C2" office:value-type="float" office:value="16">
                  <text:p text:style-name="P30">16</text:p>
                </table:table-cell>
                <table:table-cell table:style-name="Table2.E2" office:value-type="string">
                  <text:p text:style-name="P30">0x00ABCDF0-0x00ABCDFF</text:p>
                </table:table-cell>
              </table:table-row>
              <table:table-row table:style-name="Table2.1">
                <table:table-cell table:style-name="Table2.A2" office:value-type="string">
                  <text:p text:style-name="P30">0x00ABCDE0</text:p>
                </table:table-cell>
                <table:table-cell table:style-name="Table2.A2" office:value-type="string">
                  <text:p text:style-name="P30">0xFFFFFFE0</text:p>
                </table:table-cell>
                <table:table-cell table:style-name="Table2.C2" office:value-type="float" office:value="5">
                  <text:p text:style-name="P30">5</text:p>
                </table:table-cell>
                <table:table-cell table:style-name="Table2.C2" office:value-type="float" office:value="32">
                  <text:p text:style-name="P30">32</text:p>
                </table:table-cell>
                <table:table-cell table:style-name="Table2.E2" office:value-type="string">
                  <text:p text:style-name="P30">0x00ABCDE0-0x00ABCDFF</text:p>
                </table:table-cell>
              </table:table-row>
              <table:table-row table:style-name="Table2.1">
                <table:table-cell table:style-name="Table2.A2" office:value-type="string">
                  <text:p text:style-name="P30">0x0000FFFF</text:p>
                </table:table-cell>
                <table:table-cell table:style-name="Table2.A2" office:value-type="string">
                  <text:p text:style-name="P30">0xFFFF0000</text:p>
                </table:table-cell>
                <table:table-cell table:style-name="Table2.C2" office:value-type="float" office:value="16">
                  <text:p text:style-name="P30">16</text:p>
                </table:table-cell>
                <table:table-cell table:style-name="Table2.A2" office:value-type="string">
                  <text:p text:style-name="P30">65k</text:p>
                </table:table-cell>
                <table:table-cell table:style-name="Table2.E2" office:value-type="string">
                  <text:p text:style-name="P30">0x00000000-0x0000FFFF</text:p>
                </table:table-cell>
              </table:table-row>
              <table:table-row table:style-name="Table2.1">
                <table:table-cell table:style-name="Table2.A2" office:value-type="string">
                  <text:p text:style-name="P30">0xABCD0000</text:p>
                </table:table-cell>
                <table:table-cell table:style-name="Table2.A2" office:value-type="string">
                  <text:p text:style-name="P30">0xFFFF0000</text:p>
                </table:table-cell>
                <table:table-cell table:style-name="Table2.C2" office:value-type="float" office:value="16">
                  <text:p text:style-name="P30">16</text:p>
                </table:table-cell>
                <table:table-cell table:style-name="Table2.A2" office:value-type="string">
                  <text:p text:style-name="P30">65k</text:p>
                </table:table-cell>
                <table:table-cell table:style-name="Table2.E2" office:value-type="string">
                  <text:p text:style-name="P30">0xABCD0000-0xABCDFF</text:p>
                  <text:p text:style-name="P30"><text:span text:style-name="T22">Example of fast clock.</text:span>FF</text:p>
                </table:table-cell>
              </table:table-row>
              <table:table-row table:style-name="Table2.1">
                <table:table-cell table:style-name="Table2.A2" office:value-type="string">
                  <text:p text:style-name="P30">0xFFFF0000</text:p>
                </table:table-cell>
                <table:table-cell table:style-name="Table2.A2" office:value-type="string">
                  <text:p text:style-name="P30">0xFFFF0000</text:p>
                </table:table-cell>
                <table:table-cell table:style-name="Table2.C2" office:value-type="float" office:value="16">
                  <text:p text:style-name="P30">16</text:p>
                </table:table-cell>
                <table:table-cell table:style-name="Table2.A2" office:value-type="string">
                  <text:p text:style-name="P30">65k</text:p>
                </table:table-cell>
                <table:table-cell table:style-name="Table2.E2" office:value-type="string">
                  <text:p text:style-name="P30">0xFFFF0000-0xFFFFFFFF</text:p>
                </table:table-cell>
              </table:table-row>
            </table:table>
            <text:p text:style-name="P4"/>
            <text:p text:style-name="P2"/>
          </text:deletion>
        </text:changed-region>
        <text:changed-region xml:id="ct532013808" text:id="ct532013808">
          <text:insertion>
            <office:change-info>
              <dc:creator>Bob Jacobsen</dc:creator>
              <dc:date>2013-01-27T08:39:00</dc:date>
            </office:change-info>
          </text:insertion>
        </text:changed-region>
        <text:changed-region xml:id="ct532220032" text:id="ct532220032">
          <text:insertion>
            <office:change-info>
              <dc:creator>Bob Jacobsen</dc:creator>
              <dc:date>2013-01-27T08:40:00</dc:date>
            </office:change-info>
          </text:insertion>
        </text:changed-region>
        <text:changed-region xml:id="ct532013904" text:id="ct532013904">
          <text:insertion>
            <office:change-info>
              <dc:creator>Bob Jacobsen</dc:creator>
              <dc:date>2013-01-27T08:40:00</dc:date>
            </office:change-info>
          </text:insertion>
        </text:changed-region>
        <text:changed-region xml:id="ct532014000" text:id="ct532014000">
          <text:deletion>
            <office:change-info>
              <dc:creator>Bob Jacobsen</dc:creator>
              <dc:date>2013-01-27T08:38:00</dc:date>
            </office:change-info>
            <text:p text:style-name="P5"><text:s text:c="2"/><office:annotation><dc:creator>Bob Jacobsen</dc:creator><dc:date>2013-01-23T07:36:11</dc:date><text:p text:style-name="P43"><text:span text:style-name="T24">DPH asked: [?what is this referring to?] It refers to the requirement that nodes not send a Consumer Range Identified unless they're consuming at least 50% of that range.</text:span></text:p></office:annotation></text:p>
          </text:deletion>
        </text:changed-region>
        <text:changed-region xml:id="ct532014432" text:id="ct532014432">
          <text:insertion>
            <office:change-info>
              <dc:creator>Bob Jacobsen</dc:creator>
              <dc:date>2013-01-27T08:40:00</dc:date>
            </office:change-info>
          </text:insertion>
        </text:changed-region>
        <text:changed-region xml:id="ct532014528" text:id="ct532014528">
          <text:insertion>
            <office:change-info>
              <dc:creator>Bob Jacobsen</dc:creator>
              <dc:date>2013-01-27T08:41:00</dc:date>
            </office:change-info>
          </text:insertion>
        </text:changed-region>
        <text:changed-region xml:id="ct532446960" text:id="ct532446960">
          <text:deletion>
            <office:change-info>
              <dc:creator>Bob Jacobsen</dc:creator>
              <dc:date>2013-01-27T08:41:00</dc:date>
            </office:change-info>
            <text:p text:style-name="P5">The 50% is to allow rounding up to the enclosing bit, but no further.</text:p>
          </text:deletion>
        </text:changed-region>
        <text:changed-region xml:id="ct531995120" text:id="ct531995120">
          <text:insertion>
            <office:change-info>
              <dc:creator>Bob Jacobsen</dc:creator>
              <dc:date>2013-01-27T08:41:00</dc:date>
            </office:change-info>
          </text:insertion>
        </text:changed-region>
        <text:changed-region xml:id="ct531994592" text:id="ct531994592">
          <text:deletion>
            <office:change-info>
              <dc:creator>Bob Jacobsen</dc:creator>
              <dc:date>2013-01-27T08:42:00</dc:date>
            </office:change-info>
            <text:p text:style-name="Standard">d</text:p>
          </text:deletion>
        </text:changed-region>
        <text:changed-region xml:id="ct531994992" text:id="ct531994992">
          <text:insertion>
            <office:change-info>
              <dc:creator>Bob Jacobsen</dc:creator>
              <dc:date>2013-01-27T08:42:00</dc:date>
            </office:change-info>
          </text:insertion>
        </text:changed-region>
        <text:changed-region xml:id="ct531994688" text:id="ct531994688">
          <text:insertion>
            <office:change-info>
              <dc:creator>Bob Jacobsen</dc:creator>
              <dc:date>2013-01-27T08:42:00</dc:date>
            </office:change-info>
          </text:insertion>
        </text:changed-region>
        <text:changed-region xml:id="ct532471072" text:id="ct532471072">
          <text:insertion>
            <office:change-info>
              <dc:creator>Bob Jacobsen</dc:creator>
              <dc:date>2013-01-27T08:42:00</dc:date>
            </office:change-info>
          </text:insertion>
        </text:changed-region>
        <text:changed-region xml:id="ct532474368" text:id="ct532474368">
          <text:deletion>
            <office:change-info>
              <dc:creator>Bob Jacobsen</dc:creator>
              <dc:date>2013-01-27T08:42:00</dc:date>
            </office:change-info>
            <text:p text:style-name="Standard"><text:s text:c="2"/></text:p>
          </text:deletion>
        </text:changed-region>
        <text:changed-region xml:id="ct531994784" text:id="ct531994784">
          <text:deletion>
            <office:change-info>
              <dc:creator>Bob Jacobsen</dc:creator>
              <dc:date>2013-01-27T08:43:00</dc:date>
            </office:change-info>
            <text:p text:style-name="Standard"><text:s/></text:p>
          </text:deletion>
        </text:changed-region>
        <text:changed-region xml:id="ct531995216" text:id="ct531995216">
          <text:deletion>
            <office:change-info>
              <dc:creator>Bob Jacobsen</dc:creator>
              <dc:date>2013-01-27T08:43:00</dc:date>
            </office:change-info>
            <text:p text:style-name="Standard"><text:s text:c="2"/></text:p>
          </text:deletion>
        </text:changed-region>
        <text:changed-region xml:id="ct531995312" text:id="ct531995312">
          <text:insertion>
            <office:change-info>
              <dc:creator>Bob Jacobsen</dc:creator>
              <dc:date>2013-01-27T08:43:00</dc:date>
            </office:change-info>
          </text:insertion>
        </text:changed-region>
        <text:changed-region xml:id="ct531995488" text:id="ct531995488">
          <text:deletion>
            <office:change-info>
              <dc:creator>Bob Jacobsen</dc:creator>
              <dc:date>2013-01-27T08:45:00</dc:date>
            </office:change-info>
            <text:p text:style-name="Standard">You </text:p>
          </text:deletion>
        </text:changed-region>
        <text:changed-region xml:id="ct531995584" text:id="ct531995584">
          <text:insertion>
            <office:change-info>
              <dc:creator>Bob Jacobsen</dc:creator>
              <dc:date>2013-01-27T08:45:00</dc:date>
            </office:change-info>
          </text:insertion>
        </text:changed-region>
        <text:changed-region xml:id="ct531995680" text:id="ct531995680">
          <text:deletion>
            <office:change-info>
              <dc:creator>Bob Jacobsen</dc:creator>
              <dc:date>2013-01-27T08:45:00</dc:date>
            </office:change-info>
            <text:p text:style-name="Standard"><text:s/></text:p>
          </text:deletion>
        </text:changed-region>
        <text:changed-region xml:id="ct532479616" text:id="ct532479616">
          <text:insertion>
            <office:change-info>
              <dc:creator>Bob Jacobsen</dc:creator>
              <dc:date>2013-01-27T08:45:00</dc:date>
            </office:change-info>
          </text:insertion>
        </text:changed-region>
        <text:changed-region xml:id="ct531996256" text:id="ct531996256">
          <text:insertion>
            <office:change-info>
              <dc:creator>Bob Jacobsen</dc:creator>
              <dc:date>2013-01-27T08:47:00</dc:date>
            </office:change-info>
          </text:insertion>
        </text:changed-region>
        <text:changed-region xml:id="ct531996032" text:id="ct531996032">
          <text:deletion>
            <office:change-info>
              <dc:creator>Bob Jacobsen</dc:creator>
              <dc:date>2013-01-27T08:47:00</dc:date>
            </office:change-info>
            <text:p text:style-name="Standard">PI/PRI </text:p>
          </text:deletion>
        </text:changed-region>
        <text:changed-region xml:id="ct531996128" text:id="ct531996128">
          <text:insertion>
            <office:change-info>
              <dc:creator>Bob Jacobsen</dc:creator>
              <dc:date>2013-01-27T08:48:00</dc:date>
            </office:change-info>
          </text:insertion>
        </text:changed-region>
        <text:changed-region xml:id="ct532477536" text:id="ct532477536">
          <text:deletion>
            <office:change-info>
              <dc:creator>Bob Jacobsen</dc:creator>
              <dc:date>2013-01-27T08:48:00</dc:date>
            </office:change-info>
            <text:p text:style-name="Standard">or CI/CRI</text:p>
          </text:deletion>
        </text:changed-region>
        <text:changed-region xml:id="ct531996656" text:id="ct531996656">
          <text:insertion>
            <office:change-info>
              <dc:creator>Bob Jacobsen</dc:creator>
              <dc:date>2013-01-27T08:48:00</dc:date>
            </office:change-info>
          </text:insertion>
        </text:changed-region>
        <text:changed-region xml:id="ct532479104" text:id="ct532479104">
          <text:deletion>
            <office:change-info>
              <dc:creator>Bob Jacobsen</dc:creator>
              <dc:date>2013-01-27T08:48:00</dc:date>
            </office:change-info>
            <text:p text:style-name="Standard">IC</text:p>
          </text:deletion>
        </text:changed-region>
        <text:changed-region xml:id="ct531996752" text:id="ct531996752">
          <text:insertion>
            <office:change-info>
              <dc:creator>Bob Jacobsen</dc:creator>
              <dc:date>2013-01-27T08:48:00</dc:date>
            </office:change-info>
          </text:insertion>
        </text:changed-region>
        <text:changed-region xml:id="ct532257776" text:id="ct532257776">
          <text:deletion>
            <office:change-info>
              <dc:creator>Bob Jacobsen</dc:creator>
              <dc:date>2013-01-27T08:48:00</dc:date>
            </office:change-info>
            <text:p text:style-name="Standard">OK</text:p>
          </text:deletion>
        </text:changed-region>
        <text:changed-region xml:id="ct531996848" text:id="ct531996848">
          <text:insertion>
            <office:change-info>
              <dc:creator>Bob Jacobsen</dc:creator>
              <dc:date>2013-01-27T08:48:00</dc:date>
            </office:change-info>
          </text:insertion>
        </text:changed-region>
        <text:changed-region xml:id="ct531996944" text:id="ct531996944">
          <text:insertion>
            <office:change-info>
              <dc:creator>Bob Jacobsen</dc:creator>
              <dc:date>2013-01-27T08:49:00</dc:date>
            </office:change-info>
          </text:insertion>
        </text:changed-region>
        <text:changed-region xml:id="ct531997040" text:id="ct531997040">
          <text:deletion>
            <office:change-info>
              <dc:creator>Bob Jacobsen</dc:creator>
              <dc:date>2013-01-27T08:47:00</dc:date>
            </office:change-info>
            <text:p text:style-name="Standard">. <text:s/></text:p>
          </text:deletion>
        </text:changed-region>
        <text:changed-region xml:id="ct531997136" text:id="ct531997136">
          <text:insertion>
            <office:change-info>
              <dc:creator>Bob Jacobsen</dc:creator>
              <dc:date>2013-01-27T08:47:00</dc:date>
            </office:change-info>
          </text:insertion>
        </text:changed-region>
        <text:changed-region xml:id="ct531997312" text:id="ct531997312">
          <text:insertion>
            <office:change-info>
              <dc:creator>Bob Jacobsen</dc:creator>
              <dc:date>2013-01-27T08:51:00</dc:date>
            </office:change-info>
          </text:insertion>
        </text:changed-region>
        <text:changed-region xml:id="ct532001712" text:id="ct532001712">
          <text:deletion>
            <office:change-info>
              <dc:creator>Bob Jacobsen</dc:creator>
              <dc:date>2013-01-27T08:52:00</dc:date>
            </office:change-info>
            <text:p text:style-name="Standard">emit</text:p>
          </text:deletion>
        </text:changed-region>
        <text:changed-region xml:id="ct532001024" text:id="ct532001024">
          <text:insertion>
            <office:change-info>
              <dc:creator>Bob Jacobsen</dc:creator>
              <dc:date>2013-01-27T08:52:00</dc:date>
            </office:change-info>
          </text:insertion>
        </text:changed-region>
        <text:changed-region xml:id="ct532001808" text:id="ct532001808">
          <text:deletion>
            <office:change-info>
              <dc:creator>Bob Jacobsen</dc:creator>
              <dc:date>2013-01-27T08:52:00</dc:date>
            </office:change-info>
            <text:p text:style-name="Standard">P/C Event ID</text:p>
          </text:deletion>
        </text:changed-region>
        <text:changed-region xml:id="ct532477856" text:id="ct532477856">
          <text:insertion>
            <office:change-info>
              <dc:creator>Bob Jacobsen</dc:creator>
              <dc:date>2013-01-27T08:52:00</dc:date>
            </office:change-info>
          </text:insertion>
        </text:changed-region>
        <text:changed-region xml:id="ct532399936" text:id="ct532399936">
          <text:deletion>
            <office:change-info>
              <dc:creator>Bob Jacobsen</dc:creator>
              <dc:date>2013-01-27T08:53:00</dc:date>
            </office:change-info>
            <text:p text:style-name="Standard">ir</text:p>
          </text:deletion>
        </text:changed-region>
        <text:changed-region xml:id="ct532001904" text:id="ct532001904">
          <text:insertion>
            <office:change-info>
              <dc:creator>Bob Jacobsen</dc:creator>
              <dc:date>2013-01-27T08:53:00</dc:date>
            </office:change-info>
          </text:insertion>
        </text:changed-region>
        <text:changed-region xml:id="ct532002000" text:id="ct532002000">
          <text:deletion>
            <office:change-info>
              <dc:creator>Bob Jacobsen</dc:creator>
              <dc:date>2013-01-27T08:53:00</dc:date>
            </office:change-info>
            <text:p text:style-name="Standard">.</text:p>
            <text:p text:style-name="Standard"/>
          </text:deletion>
        </text:changed-region>
        <text:changed-region xml:id="ct532401328" text:id="ct532401328">
          <text:insertion>
            <office:change-info>
              <dc:creator>Bob Jacobsen</dc:creator>
              <dc:date>2013-01-27T08:53:00</dc:date>
            </office:change-info>
          </text:insertion>
        </text:changed-region>
        <text:changed-region xml:id="ct532002976" text:id="ct532002976">
          <text:deletion>
            <office:change-info>
              <dc:creator>Bob Jacobsen</dc:creator>
              <dc:date>2013-01-27T08:50:00</dc:date>
            </office:change-info>
            <text:p text:style-name="P6">, alternately, </text:p>
          </text:deletion>
        </text:changed-region>
        <text:changed-region xml:id="ct532003088" text:id="ct532003088">
          <text:insertion>
            <office:change-info>
              <dc:creator>Bob Jacobsen</dc:creator>
              <dc:date>2013-01-27T08:50:00</dc:date>
            </office:change-info>
          </text:insertion>
        </text:changed-region>
        <text:changed-region xml:id="ct532002288" text:id="ct532002288">
          <text:deletion>
            <office:change-info>
              <dc:creator>Bob Jacobsen</dc:creator>
              <dc:date>2013-01-27T08:50:00</dc:date>
            </office:change-info>
            <text:p text:style-name="P6">, the Peer-to-Peer Model, or the Publish-Subscribe Model</text:p>
          </text:deletion>
        </text:changed-region>
        <text:changed-region xml:id="ct532002096" text:id="ct532002096">
          <text:deletion>
            <office:change-info>
              <dc:creator>Bob Jacobsen</dc:creator>
              <dc:date>2013-01-27T08:53:00</dc:date>
            </office:change-info>
            <text:p text:style-name="P7"><text:span text:style-name="T4">such event#s</text:span></text:p>
          </text:deletion>
        </text:changed-region>
        <text:changed-region xml:id="ct532004448" text:id="ct532004448">
          <text:insertion>
            <office:change-info>
              <dc:creator>Bob Jacobsen</dc:creator>
              <dc:date>2013-01-27T08:53:00</dc:date>
            </office:change-info>
          </text:insertion>
        </text:changed-region>
        <text:changed-region xml:id="ct532002608" text:id="ct532002608">
          <text:insertion>
            <office:change-info>
              <dc:creator>Bob Jacobsen</dc:creator>
              <dc:date>2013-01-27T08:54:00</dc:date>
            </office:change-info>
          </text:insertion>
        </text:changed-region>
        <text:changed-region xml:id="ct532005200" text:id="ct532005200">
          <text:deletion>
            <office:change-info>
              <dc:creator>Bob Jacobsen</dc:creator>
              <dc:date>2013-01-27T08:54:00</dc:date>
            </office:change-info>
            <text:p text:style-name="P7"><text:span text:style-name="T4">an event#</text:span></text:p>
          </text:deletion>
        </text:changed-region>
        <text:changed-region xml:id="ct532005584" text:id="ct532005584">
          <text:insertion>
            <office:change-info>
              <dc:creator>Bob Jacobsen</dc:creator>
              <dc:date>2013-01-27T08:54:00</dc:date>
            </office:change-info>
          </text:insertion>
        </text:changed-region>
        <text:changed-region xml:id="ct532005968" text:id="ct532005968">
          <text:deletion>
            <office:change-info>
              <dc:creator>Bob Jacobsen</dc:creator>
              <dc:date>2013-01-27T08:54:00</dc:date>
            </office:change-info>
            <text:p text:style-name="P7"><text:span text:style-name="T4"/></text:p>
            <text:p text:style-name="P7">Performance &amp; loading at node startup, layout startup particularly on CAN. Numbers and simulations.</text:p>
          </text:deletion>
        </text:changed-region>
        <text:changed-region xml:id="ct532003184" text:id="ct532003184">
          <text:insertion>
            <office:change-info>
              <dc:creator>Bob Jacobsen</dc:creator>
              <dc:date>2013-01-27T08:54:00</dc:date>
            </office:change-info>
          </text:insertion>
        </text:changed-region>
        <text:changed-region xml:id="ct532003504" text:id="ct532003504">
          <text:deletion>
            <office:change-info>
              <dc:creator>Bob Jacobsen</dc:creator>
              <dc:date>2013-01-27T08:56:00</dc:date>
            </office:change-info>
            <text:h text:style-name="Heading_20_2" text:outline-level="2">Merge the example in http://openlcb.org/trunk/documents/examples/CAN-TCP-CAN-TCP-example.html</text:h>
          </text:deletion>
        </text:changed-region>
        <text:changed-region xml:id="ct532002832" text:id="ct532002832">
          <text:insertion>
            <office:change-info>
              <dc:creator>Bob Jacobsen</dc:creator>
              <dc:date>2013-01-27T08:56:00</dc:date>
            </office:change-info>
          </text:insertion>
        </text:changed-region>
        <text:changed-region xml:id="ct532400800" text:id="ct532400800">
          <text:insertion>
            <office:change-info>
              <dc:creator>Bob Jacobsen</dc:creator>
              <dc:date>2013-01-27T08:59:00</dc:date>
            </office:change-info>
          </text:insertion>
        </text:changed-region>
        <text:changed-region xml:id="ct532005808" text:id="ct532005808">
          <text:insertion>
            <office:change-info>
              <dc:creator>Bob Jacobsen</dc:creator>
              <dc:date>2013-01-27T08:56:00</dc:date>
            </office:change-info>
          </text:insertion>
        </text:changed-region>
        <text:changed-region xml:id="ct532006112" text:id="ct532006112">
          <text:insertion>
            <office:change-info>
              <dc:creator>Bob Jacobsen</dc:creator>
              <dc:date>2013-01-27T09:11:00</dc:date>
            </office:change-info>
          </text:insertion>
        </text:changed-region>
        <text:changed-region xml:id="ct532007840" text:id="ct532007840">
          <text:insertion>
            <office:change-info>
              <dc:creator>Bob Jacobsen</dc:creator>
              <dc:date>2013-01-27T09:12:00</dc:date>
            </office:change-info>
          </text:insertion>
        </text:changed-region>
        <text:changed-region xml:id="ct532006208" text:id="ct532006208">
          <text:insertion>
            <office:change-info>
              <dc:creator>Bob Jacobsen</dc:creator>
              <dc:date>2013-01-27T09:17:00</dc:date>
            </office:change-info>
          </text:insertion>
        </text:changed-region>
        <text:changed-region xml:id="ct532402784" text:id="ct532402784">
          <text:insertion>
            <office:change-info>
              <dc:creator>Bob Jacobsen</dc:creator>
              <dc:date>2013-01-27T09:18:00</dc:date>
            </office:change-info>
          </text:insertion>
        </text:changed-region>
        <text:changed-region xml:id="ct532008064" text:id="ct532008064">
          <text:insertion>
            <office:change-info>
              <dc:creator>Bob Jacobsen</dc:creator>
              <dc:date>2013-01-27T09:19:00</dc:date>
            </office:change-info>
          </text:insertion>
        </text:changed-region>
        <text:changed-region xml:id="ct532008224" text:id="ct532008224">
          <text:deletion>
            <office:change-info>
              <dc:creator>Bob Jacobsen</dc:creator>
              <dc:date>2013-01-27T09:19:00</dc:date>
            </office:change-info>
            <text:p text:style-name="Standard">: a</text:p>
          </text:deletion>
        </text:changed-region>
        <text:changed-region xml:id="ct532404624" text:id="ct532404624">
          <text:insertion>
            <office:change-info>
              <dc:creator>Bob Jacobsen</dc:creator>
              <dc:date>2013-01-27T09:19:00</dc:date>
            </office:change-info>
          </text:insertion>
        </text:changed-region>
        <text:changed-region xml:id="ct532004032" text:id="ct532004032">
          <text:insertion>
            <office:change-info>
              <dc:creator>Bob Jacobsen</dc:creator>
              <dc:date>2013-01-27T09:19:00</dc:date>
            </office:change-info>
          </text:insertion>
        </text:changed-region>
        <text:changed-region xml:id="ct532008672" text:id="ct532008672">
          <text:deletion>
            <office:change-info>
              <dc:creator>Bob Jacobsen</dc:creator>
              <dc:date>2013-01-27T09:19:00</dc:date>
            </office:change-info>
            <text:p text:style-name="Standard">s</text:p>
          </text:deletion>
        </text:changed-region>
        <text:changed-region xml:id="ct532404944" text:id="ct532404944">
          <text:insertion>
            <office:change-info>
              <dc:creator>Bob Jacobsen</dc:creator>
              <dc:date>2013-01-27T09:19:00</dc:date>
            </office:change-info>
          </text:insertion>
        </text:changed-region>
        <text:changed-region xml:id="ct531993520" text:id="ct531993520">
          <text:deletion>
            <office:change-info>
              <dc:creator>Bob Jacobsen</dc:creator>
              <dc:date>2013-01-27T09:20:00</dc:date>
            </office:change-info>
            <text:p text:style-name="Standard">(</text:p>
          </text:deletion>
        </text:changed-region>
        <text:changed-region xml:id="ct531991728" text:id="ct531991728">
          <text:deletion>
            <office:change-info>
              <dc:creator>Bob Jacobsen</dc:creator>
              <dc:date>2013-01-27T09:20:00</dc:date>
            </office:change-info>
            <text:p text:style-name="Standard">)</text:p>
          </text:deletion>
        </text:changed-region>
        <text:changed-region xml:id="ct531990448" text:id="ct531990448">
          <text:deletion>
            <office:change-info>
              <dc:creator>Bob Jacobsen</dc:creator>
              <dc:date>2013-01-27T09:21:00</dc:date>
            </office:change-info>
            <text:p text:style-name="Standard">So we have created a central spreadsheet on which uses can be recorded. </text:p>
          </text:deletion>
        </text:changed-region>
        <text:changed-region xml:id="ct531993872" text:id="ct531993872">
          <text:insertion>
            <office:change-info>
              <dc:creator>Bob Jacobsen</dc:creator>
              <dc:date>2013-01-27T09:21:00</dc:date>
            </office:change-info>
          </text:insertion>
        </text:changed-region>
        <text:changed-region xml:id="ct532514688" text:id="ct532514688">
          <text:insertion>
            <office:change-info>
              <dc:creator>Bob Jacobsen</dc:creator>
              <dc:date>2013-01-27T09:22:00</dc:date>
            </office:change-info>
          </text:insertion>
        </text:changed-region>
        <text:changed-region xml:id="ct531993712" text:id="ct531993712">
          <text:deletion>
            <office:change-info>
              <dc:creator>Bob Jacobsen</dc:creator>
              <dc:date>2013-01-27T09:25:00</dc:date>
            </office:change-info>
            <text:p text:style-name="Standard"><text:span text:style-name="T5">eserved ID in their upper six bytes to ensure uniqueness and simplify recognition.</text:span></text:p>
          </text:deletion>
        </text:changed-region>
        <text:changed-region xml:id="ct531993616" text:id="ct531993616">
          <text:deletion>
            <office:change-info>
              <dc:creator>Bob Jacobsen</dc:creator>
              <dc:date>2013-01-27T09:24:00</dc:date>
            </office:change-info>
            <text:p text:style-name="Standard"><text:span text:style-name="T5">a r</text:span></text:p>
          </text:deletion>
        </text:changed-region>
        <text:changed-region xml:id="ct531989696" text:id="ct531989696">
          <text:deletion>
            <office:change-info>
              <dc:creator>Bob Jacobsen</dc:creator>
              <dc:date>2013-01-27T09:25:00</dc:date>
            </office:change-info>
            <text:p text:style-name="Standard"><text:span text:style-name="T5"/></text:p>
            <text:p text:style-name="Standard">All of these are assigned<text:span text:style-name="T5"> with </text:span></text:p>
          </text:deletion>
        </text:changed-region>
        <text:changed-region xml:id="ct531989520" text:id="ct531989520">
          <text:deletion>
            <office:change-info>
              <dc:creator>Bob Jacobsen</dc:creator>
              <dc:date>2013-01-27T09:23:00</dc:date>
            </office:change-info>
            <text:p text:style-name="Standard"><text:span text:style-name="T5">This will eventually provide a machine-accessible record.</text:span><text:span text:style-name="T5"><office:annotation><dc:creator>Bob Jacobsen</dc:creator><dc:date>2013-01-23T07:37:28</dc:date><text:p text:style-name="P43"><text:span text:style-name="T24">DPH: <text:s text:c="2"/>[[reference needed] Right now, it's on the web at http://www.openlcb.org/trunk/specs/EventIdAllocations.pdf and </text:span><text:span text:style-name="T24"><text:a xlink:href="http://www.openlcb.org/trunk/specs/EventIdAllocations.ods">http://www.openlcb.org/trunk/specs/EventIdAllocations.ods</text:a></text:span><text:span text:style-name="T24"> Should that be a footnote, endnote or in-line?</text:span></text:p></office:annotation></text:span></text:p>
          </text:deletion>
        </text:changed-region>
        <text:changed-region xml:id="ct532405200" text:id="ct532405200">
          <text:insertion>
            <office:change-info>
              <dc:creator>Bob Jacobsen</dc:creator>
              <dc:date>2013-01-27T09:29:00</dc:date>
            </office:change-info>
          </text:insertion>
        </text:changed-region>
        <text:changed-region xml:id="ct531993968" text:id="ct531993968">
          <text:deletion>
            <office:change-info>
              <dc:creator>Bob Jacobsen</dc:creator>
              <dc:date>2013-01-27T09:30:00</dc:date>
            </office:change-info>
            <text:p text:style-name="Standard">Nodes using these </text:p>
          </text:deletion>
        </text:changed-region>
        <text:changed-region xml:id="ct532401504" text:id="ct532401504">
          <text:insertion>
            <office:change-info>
              <dc:creator>Bob Jacobsen</dc:creator>
              <dc:date>2013-01-27T09:30:00</dc:date>
            </office:change-info>
          </text:insertion>
        </text:changed-region>
        <text:changed-region xml:id="ct531994064" text:id="ct531994064">
          <text:insertion>
            <office:change-info>
              <dc:creator>David Harris</dc:creator>
              <dc:date>2013-02-01T21:03:00</dc:date>
            </office:change-info>
          </text:insertion>
        </text:changed-region>
        <text:changed-region xml:id="ct532459568" text:id="ct532459568">
          <text:insertion>
            <office:change-info>
              <dc:creator>Bob Jacobsen</dc:creator>
              <dc:date>2013-01-27T09:30:00</dc:date>
            </office:change-info>
          </text:insertion>
        </text:changed-region>
        <text:changed-region xml:id="ct532406304" text:id="ct532406304">
          <text:deletion>
            <office:change-info>
              <dc:creator>Bob Jacobsen</dc:creator>
              <dc:date>2013-01-27T09:30:00</dc:date>
            </office:change-info>
            <text:p text:style-name="Standard">listing</text:p>
          </text:deletion>
        </text:changed-region>
        <text:changed-region xml:id="ct532405328" text:id="ct532405328">
          <text:insertion>
            <office:change-info>
              <dc:creator>Bob Jacobsen</dc:creator>
              <dc:date>2013-01-27T09:30:00</dc:date>
            </office:change-info>
          </text:insertion>
        </text:changed-region>
        <text:changed-region xml:id="ct532405424" text:id="ct532405424">
          <text:insertion>
            <office:change-info>
              <dc:creator>Bob Jacobsen</dc:creator>
              <dc:date>2013-01-27T09:27:00</dc:date>
            </office:change-info>
          </text:insertion>
        </text:changed-region>
        <text:changed-region xml:id="ct532405520" text:id="ct532405520">
          <text:deletion>
            <office:change-info>
              <dc:creator>Bob Jacobsen</dc:creator>
              <dc:date>2013-01-27T09:20:00</dc:date>
            </office:change-info>
            <text:p text:style-name="Standard">e</text:p>
          </text:deletion>
        </text:changed-region>
        <text:changed-region xml:id="ct532458928" text:id="ct532458928">
          <text:insertion>
            <office:change-info>
              <dc:creator>Bob Jacobsen</dc:creator>
              <dc:date>2013-01-27T09:20:00</dc:date>
            </office:change-info>
          </text:insertion>
        </text:changed-region>
        <text:changed-region xml:id="ct532405696" text:id="ct532405696">
          <text:deletion>
            <office:change-info>
              <dc:creator>Bob Jacobsen</dc:creator>
              <dc:date>2013-01-27T09:20:00</dc:date>
            </office:change-info>
            <text:p text:style-name="Standard">(and that isn't a datagram) </text:p>
          </text:deletion>
        </text:changed-region>
        <text:changed-region xml:id="ct532277552" text:id="ct532277552">
          <text:insertion>
            <office:change-info>
              <dc:creator>Bob Jacobsen</dc:creator>
              <dc:date>2013-01-27T08: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tion</text:h>
      <text:p text:style-name="Standard">This Technical Note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3">the</text:span> sum of the inputs that trigger the production of the PCER by the producer(s<text:span text:style-name="T1">) and the action(s) taken by the consumer(s).</text:span><text:change-start text:change-id="ct532406784"/></text:p>
      <text:p text:style-name="Standard"><text:change-end text:change-id="ct532406784"/><text:change text:change-id="ct532417232"/><text:span text:style-name="T1">Its main advantage is the knowledge independence it imparts between all of </text:span><text:span text:style-name="T13">the</text:span><text:span text:style-name="T1"> nodes involved in an event. <text:s/>Ex</text:span><text:span text:style-name="T11">pressed in more anthropomorphic terms, </text:span><text:span text:style-name="T2">neither the producers nor consumers or a PCER are aware of each other. <text:s/>This adds flexibility to the system, since more producers or consumers of the PCER can be added to implement the associated event, without concern of side effects to </text:span><text:span text:style-name="T14">the</text:span><text:span text:style-name="T2"> the other nodes involved in </text:span><text:span text:style-name="T14">the</text:span><text:span text:style-name="T2"> event.</text:span><text:change text:change-id="ct532421472"/><text:note text:id="ftn1" text:note-class="footnote"><text:note-citation>1</text:note-citation><text:note-body><text:p text:style-name="P21"><text:change-start text:change-id="ct532423328"/><text:span text:style-name="T18">D. Miorandi and S. Vitturi, “Performance analysis of producer/consumer protocols over IEEE 802.11 wireless links”, </text:span><text:span text:style-name="T19">Proc. IEEE Workshop Factory Communication Systems (WFCS)</text:span><text:span text:style-name="T20">, 2004 </text:span><text:change-end text:change-id="ct532423328"/></text:p></text:note-body></text:note><text:note text:id="ftn2" text:note-class="footnote"><text:note-citation>2</text:note-citation><text:note-body><text:p text:style-name="Footnote"><text:span text:style-name="T21">The Producer/Consumer Model and Control System Design ControlLogix 1999 </text:span>https://cours.etsmtl.ca/gpa774/Cours/old-24-03-04/Documentations/Rockwell/articles/Producer_Consumer.html</text:p></text:note-body></text:note><text:change text:change-id="ct532422112"/></text:p>
      <text:p text:style-name="Standard">The P/C Event ID included in a PCER message is a 8-byte unique identifier. The method for assigning these and ensuring their uniqueness is in the <text:change-start text:change-id="ct532417328"/>Open<text:change-end text:change-id="ct532417328"/><text:change-start text:change-id="ct532421584"/>LCB <text:change-end text:change-id="ct532421584"/>Event <text:change text:change-id="ct532419168"/><text:change-start text:change-id="ct532419264"/>Identifiers<text:change-end text:change-id="ct532419264"/> Standard and Technical Note.<text:change text:change-id="ct532419360"/><text:change-start text:change-id="ct532244848"/> <text:change-end text:change-id="ct532244848"/><text:change-start text:change-id="ct532419456"/></text:p>
      <text:p text:style-name="Standard"><text:change-end text:change-id="ct532419456"/>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text:soft-page-break/>Intended Use<text:change text:change-id="ct532419936"/></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3">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text:change text:change-id="ct532418096"/><text:change-start text:change-id="ct532418208"/>code<text:change-end text:change-id="ct532418208"/> <text:span text:style-name="T3">the</text:span> time. <text:s/></text:p>
      <text:h text:style-name="Heading_20_2" text:outline-level="2">References and Context</text:h>
      <text:p text:style-name="Standard"> For more information on format and presentation, see: </text:p>
      <text:list xml:id="list6959912728172508050" text:style-name="L1">
        <text:list-item>
          <text:p text:style-name="P36">OpenLCB Common Information Technical Note</text:p>
        </text:list-item>
      </text:list>
      <text:p text:style-name="Standard">For more information on MTI values and how they are laid out, see:</text:p>
      <text:list xml:id="list7022163980847790935" text:style-name="L2">
        <text:list-item>
          <text:p text:style-name="P37">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37">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3">the</text:span> form 0bv...0 and the mask 0b0...m. <text:s/>If the lowest bit of the base value is a one, then the combined form is 0bv...0. <text:s/>However, if the lowest bit of <text:span text:style-name="T3">the</text:span> base value is a zero, then the mask is inverted and the combined form becomes 0bv...1. <text:s/></text:p>
      <text:p text:style-name="Standard"><draw:g text:anchor-type="paragraph" draw:z-index="3" draw:style-name="gr1"><draw:rect draw:style-name="gr3" draw:text-style-name="P45" svg:width="0.1579in" svg:height="0.3157in" svg:x="2.6157in" svg:y="0.263in"><text:p text:style-name="P44"><text:span text:style-name="T25">0</text:span></text:p></draw:rect><draw:rect draw:style-name="gr3" draw:text-style-name="P45" svg:width="0.1579in" svg:height="0.3157in" svg:x="1.7102in" svg:y="0.263in"><text:p text:style-name="P44"><text:span text:style-name="T25">x</text:span></text:p></draw:rect><draw:rect draw:style-name="gr3" draw:text-style-name="P45" svg:width="0.1571in" svg:height="0.3157in" svg:x="2.4591in" svg:y="0.263in"><text:p text:style-name="P44"><text:span text:style-name="T25">x</text:span></text:p></draw:rect><draw:rect draw:style-name="gr3" draw:text-style-name="P45" xml:id="id7" draw:id="id7" svg:width="0.1579in" svg:height="0.3157in" svg:x="2.3012in" svg:y="0.263in"><text:p text:style-name="P44"><text:span text:style-name="T25">x</text:span></text:p></draw:rect><draw:rect draw:style-name="gr3" draw:text-style-name="P45" svg:width="0.1579in" svg:height="0.3157in" svg:x="2.1437in" svg:y="0.263in"><text:p text:style-name="P44"><text:span text:style-name="T25">x</text:span></text:p></draw:rect><draw:rect draw:style-name="gr3" draw:text-style-name="P45" svg:width="0.1579in" svg:height="0.3157in" svg:x="3.2457in" svg:y="0.263in"><text:p text:style-name="P44"><text:span text:style-name="T25">0</text:span></text:p></draw:rect><draw:rect draw:style-name="gr3" draw:text-style-name="P45" svg:width="0.1571in" svg:height="0.3157in" svg:x="3.089in" svg:y="0.263in"><text:p text:style-name="P44"><text:span text:style-name="T25">0</text:span></text:p></draw:rect><draw:rect draw:style-name="gr3" draw:text-style-name="P45" svg:width="0.1579in" svg:height="0.3157in" svg:x="2.9311in" svg:y="0.263in"><text:p text:style-name="P44"><text:span text:style-name="T25">...</text:span></text:p></draw:rect><draw:rect draw:style-name="gr3" draw:text-style-name="P45" svg:width="0.1579in" svg:height="0.3157in" svg:x="2.7736in" svg:y="0.263in"><text:p text:style-name="P44"><text:span text:style-name="T25">0</text:span></text:p></draw:rect><draw:rect draw:style-name="gr3" draw:text-style-name="P45" svg:width="0.276in" svg:height="0.3157in" svg:x="1.8681in" svg:y="0.263in"><text:p text:style-name="P44"><text:span text:style-name="T25">...</text:span></text:p></draw:rect><draw:custom-shape draw:style-name="gr4" draw:text-style-name="P46"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6"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4" draw:text-style-name="P48" svg:width="0.5512in" svg:height="0.2594in" svg:x="2.813in" svg:y="1.2476in"><draw:text-box><text:p text:style-name="P47"><text:span text:style-name="T26">Base</text:span></text:p></draw:text-box></draw:frame><draw:frame draw:style-name="gr9" draw:text-style-name="P48" svg:width="0.5516in" svg:height="0.2594in" svg:x="3.6791in" svg:y="1.2476in"><draw:text-box><text:p text:style-name="P47"><text:span text:style-name="T26">Mask</text:span></text:p></draw:text-box></draw:frame><draw:rect draw:style-name="gr3" draw:text-style-name="P45" svg:width="0.1579in" svg:height="0.3157in" svg:x="3.561in" svg:y="0.8146in"><text:p text:style-name="P44"><text:span text:style-name="T25">x</text:span></text:p></draw:rect><draw:rect draw:style-name="gr3" draw:text-style-name="P45" svg:width="0.1579in" svg:height="0.3157in" svg:x="2.6555in" svg:y="0.8146in"><text:p text:style-name="P44"><text:span text:style-name="T25">x</text:span></text:p></draw:rect><draw:rect draw:style-name="gr3" draw:text-style-name="P45" svg:width="0.1579in" svg:height="0.3157in" svg:x="3.4035in" svg:y="0.8146in"><text:p text:style-name="P44"><text:span text:style-name="T25">x</text:span></text:p></draw:rect><draw:rect draw:style-name="gr3" draw:text-style-name="P45" svg:width="0.1579in" svg:height="0.3157in" svg:x="3.2457in" svg:y="0.8146in"><text:p text:style-name="P44"><text:span text:style-name="T25">x</text:span></text:p></draw:rect><draw:rect draw:style-name="gr3" draw:text-style-name="P45" svg:width="0.1571in" svg:height="0.3157in" svg:x="3.089in" svg:y="0.8146in"><text:p text:style-name="P44"><text:span text:style-name="T25">x</text:span></text:p></draw:rect><draw:rect draw:style-name="gr3" draw:text-style-name="P45" svg:width="0.1579in" svg:height="0.3157in" svg:x="4.1909in" svg:y="0.8146in"><text:p text:style-name="P44"><text:span text:style-name="T25">x</text:span></text:p></draw:rect><draw:rect draw:style-name="gr3" draw:text-style-name="P45" svg:width="0.1579in" svg:height="0.3157in" svg:x="4.0335in" svg:y="0.8146in"><text:p text:style-name="P44"><text:span text:style-name="T25">x</text:span></text:p></draw:rect><draw:rect draw:style-name="gr3" draw:text-style-name="P45" svg:width="0.1579in" svg:height="0.3157in" svg:x="3.8756in" svg:y="0.8146in"><text:p text:style-name="P44"><text:span text:style-name="T25">...</text:span></text:p></draw:rect><draw:rect draw:style-name="gr3" draw:text-style-name="P45" svg:width="0.1571in" svg:height="0.3157in" svg:x="3.7185in" svg:y="0.8146in"><text:p text:style-name="P44"><text:span text:style-name="T25">x</text:span></text:p></draw:rect><draw:rect draw:style-name="gr3" draw:text-style-name="P45" svg:width="0.276in" svg:height="0.3157in" svg:x="2.813in" svg:y="0.8146in"><text:p text:style-name="P44"><text:span text:style-name="T25">...</text:span></text:p></draw:rect><draw:rect draw:style-name="gr3" draw:text-style-name="P45" svg:width="0.1571in" svg:height="0.3157in" svg:x="4.5063in" svg:y="0.263in"><text:p text:style-name="P44"><text:span text:style-name="T25">m</text:span></text:p></draw:rect><draw:rect draw:style-name="gr15" draw:text-style-name="P45" svg:width="0.1571in" svg:height="0.3157in" svg:x="3.6008in" svg:y="0.263in"><text:p/></draw:rect><draw:rect draw:style-name="gr15" draw:text-style-name="P45" svg:width="0.1579in" svg:height="0.3157in" svg:x="4.3484in" svg:y="0.263in"><text:p/></draw:rect><draw:rect draw:style-name="gr15" draw:text-style-name="P45" svg:width="0.1579in" svg:height="0.3157in" svg:x="4.1909in" svg:y="0.263in"><text:p/></draw:rect><draw:rect draw:style-name="gr15" draw:text-style-name="P45" svg:width="0.1579in" svg:height="0.3157in" svg:x="4.0335in" svg:y="0.263in"><text:p/></draw:rect><draw:rect draw:style-name="gr3" draw:text-style-name="P45" svg:width="0.1571in" svg:height="0.3157in" svg:x="5.1362in" svg:y="0.263in"><text:p text:style-name="P44"><text:span text:style-name="T25">m</text:span></text:p></draw:rect><draw:rect draw:style-name="gr3" draw:text-style-name="P45" svg:width="0.1579in" svg:height="0.3157in" svg:x="4.9783in" svg:y="0.263in"><text:p text:style-name="P44"><text:span text:style-name="T25">m</text:span></text:p></draw:rect><draw:rect draw:style-name="gr3" draw:text-style-name="P45" xml:id="id9" draw:id="id9" svg:width="0.1579in" svg:height="0.3157in" svg:x="4.8209in" svg:y="0.263in"><text:p text:style-name="P44"><text:span text:style-name="T25">...</text:span></text:p></draw:rect><draw:rect draw:style-name="gr3" draw:text-style-name="P45" svg:width="0.1579in" svg:height="0.3157in" svg:x="4.663in" svg:y="0.263in"><text:p text:style-name="P44"><text:span text:style-name="T25">m</text:span></text:p></draw:rect><draw:rect draw:style-name="gr3" draw:text-style-name="P45" svg:width="0.276in" svg:height="0.3157in" svg:x="3.7575in" svg:y="0.263in"><text:p text:style-name="P44"><text:span text:style-name="T25">...</text:span></text:p></draw:rect><draw:rect draw:style-name="gr3" draw:text-style-name="P45" svg:width="0.1579in" svg:height="0.3157in" svg:x="3.5591in" svg:y="0.8122in"><text:p text:style-name="P44"><text:span text:style-name="T25">x</text:span></text:p></draw:rect><draw:rect draw:style-name="gr3" draw:text-style-name="P45" svg:width="0.1579in" svg:height="0.3157in" svg:x="2.6535in" svg:y="0.8122in"><text:p text:style-name="P44"><text:span text:style-name="T25">x</text:span></text:p></draw:rect><draw:rect draw:style-name="gr3" draw:text-style-name="P45" svg:width="0.1579in" svg:height="0.3157in" svg:x="3.4012in" svg:y="0.8122in"><text:p text:style-name="P44"><text:span text:style-name="T25">x</text:span></text:p></draw:rect><draw:rect draw:style-name="gr3" draw:text-style-name="P45" svg:width="0.1571in" svg:height="0.3157in" svg:x="3.2445in" svg:y="0.8122in"><text:p text:style-name="P44"><text:span text:style-name="T25">x</text:span></text:p></draw:rect><draw:rect draw:style-name="gr3" draw:text-style-name="P45" svg:width="0.1579in" svg:height="0.3157in" svg:x="3.0866in" svg:y="0.8122in"><text:p text:style-name="P44"><text:span text:style-name="T25">x</text:span></text:p></draw:rect><draw:rect draw:style-name="gr3" draw:text-style-name="P45" svg:width="0.1579in" svg:height="0.3157in" svg:x="4.189in" svg:y="0.8122in"><text:p text:style-name="P44"><text:span text:style-name="T25">x</text:span></text:p></draw:rect><draw:rect draw:style-name="gr3" draw:text-style-name="P45" svg:width="0.1579in" svg:height="0.3157in" svg:x="4.0311in" svg:y="0.8122in"><text:p text:style-name="P44"><text:span text:style-name="T25">x</text:span></text:p></draw:rect><draw:rect draw:style-name="gr3" draw:text-style-name="P45" svg:width="0.1571in" svg:height="0.3157in" svg:x="3.8744in" svg:y="0.8122in"><text:p text:style-name="P44"><text:span text:style-name="T25">...</text:span></text:p></draw:rect><draw:rect draw:style-name="gr3" draw:text-style-name="P45" svg:width="0.1579in" svg:height="0.3157in" svg:x="3.7165in" svg:y="0.8122in"><text:p text:style-name="P44"><text:span text:style-name="T25">x</text:span></text:p></draw:rect><draw:rect draw:style-name="gr3" draw:text-style-name="P45" svg:width="0.276in" svg:height="0.3157in" svg:x="2.811in" svg:y="0.8122in"><text:p text:style-name="P44"><text:span text:style-name="T25">...</text:span></text:p></draw:rect><draw:rect draw:style-name="gr3" draw:text-style-name="P45" svg:width="0.1579in" svg:height="0.3157in" svg:x="3.5591in" svg:y="0.8122in"><text:p text:style-name="P44"><text:span text:style-name="T25">m</text:span></text:p></draw:rect><draw:rect draw:style-name="gr3" draw:text-style-name="P45" svg:width="0.1579in" svg:height="0.3157in" svg:x="2.6535in" svg:y="0.8122in"><text:p text:style-name="P44"><text:span text:style-name="T25">x</text:span></text:p></draw:rect><draw:rect draw:style-name="gr3" draw:text-style-name="P45" svg:width="0.1579in" svg:height="0.3157in" svg:x="3.4012in" svg:y="0.8122in"><text:p text:style-name="P44"><text:span text:style-name="T25">x</text:span></text:p></draw:rect><draw:rect draw:style-name="gr3" draw:text-style-name="P45" svg:width="0.1571in" svg:height="0.3157in" svg:x="3.2445in" svg:y="0.8122in"><text:p text:style-name="P44"><text:span text:style-name="T25">x</text:span></text:p></draw:rect><draw:rect draw:style-name="gr3" draw:text-style-name="P45" xml:id="id8" draw:id="id8" svg:width="0.1579in" svg:height="0.3157in" svg:x="3.0866in" svg:y="0.8122in"><text:p text:style-name="P44"><text:span text:style-name="T25">x</text:span></text:p></draw:rect><draw:rect draw:style-name="gr3" draw:text-style-name="P45" svg:width="0.1579in" svg:height="0.3157in" svg:x="4.189in" svg:y="0.8122in"><text:p text:style-name="P44"><text:span text:style-name="T25">m</text:span></text:p></draw:rect><draw:rect draw:style-name="gr3" draw:text-style-name="P45" svg:width="0.1579in" svg:height="0.3157in" svg:x="4.0311in" svg:y="0.8122in"><text:p text:style-name="P44"><text:span text:style-name="T25">m</text:span></text:p></draw:rect><draw:rect draw:style-name="gr3" draw:text-style-name="P45" xml:id="id10" draw:id="id10" svg:width="0.1571in" svg:height="0.3157in" svg:x="3.8744in" svg:y="0.8122in"><text:p text:style-name="P44"><text:span text:style-name="T25">...</text:span></text:p></draw:rect><draw:rect draw:style-name="gr3" draw:text-style-name="P45" svg:width="0.1579in" svg:height="0.3157in" svg:x="3.7165in" svg:y="0.8122in"><text:p text:style-name="P44"><text:span text:style-name="T25">m</text:span></text:p></draw:rect><draw:rect draw:style-name="gr3" draw:text-style-name="P45" svg:width="0.276in" svg:height="0.3157in" svg:x="2.811in" svg:y="0.8122in"><text:p text:style-name="P44"><text:span text:style-name="T25">...</text:span></text:p></draw:rect><draw:frame draw:style-name="gr14" draw:text-style-name="P48" svg:width="0.5516in" svg:height="0.2594in" svg:x="1.6319in" svg:y="0.0665in"><draw:text-box><text:p text:style-name="P47"><text:span text:style-name="T26">Base</text:span></text:p></draw:text-box></draw:frame><draw:frame draw:style-name="gr9" draw:text-style-name="P48" svg:width="0.5516in" svg:height="0.2594in" svg:x="3.5217in" svg:y="0.0665in"><draw:text-box><text:p text:style-name="P47"><text:span text:style-name="T26">Mask</text:span></text:p></draw:text-box></draw:frame><draw:connector draw:style-name="gr8" draw:text-style-name="P46" draw:type="line" svg:x1="2.3799in" svg:y1="0.5783in" svg:x2="3.1654in" svg:y2="0.8126in" draw:start-shape="id7" draw:end-shape="id8" draw:end-glue-point="0" svg:d="m6045 1469 1995 595"><text:p/></draw:connector><draw:connector draw:style-name="gr8" draw:text-style-name="P46" draw:type="line" svg:x1="4.8992in" svg:y1="0.5783in" svg:x2="3.9528in" svg:y2="0.8126in" draw:start-shape="id9" draw:start-glue-point="2" draw:end-shape="id10" draw:end-glue-point="0" svg:d="m12444 1469-2404 595"><text:p/></draw:connector><draw:frame draw:style-name="gr14" draw:text-style-name="P49" svg:width="1.2598in" svg:height="0.2913in" svg:x="2.9709in" svg:y="1.4055in"><draw:text-box><text:p text:style-name="P47"><text:span text:style-name="T25">Range Mask</text:span></text:p></draw:text-box></draw:frame></draw:g><text:soft-page-break/></text:p>
      <text:p text:style-name="Standard"><draw:g text:anchor-type="paragraph" draw:z-index="2" draw:style-name="gr1"><draw:g draw:style-name="gr2"><draw:rect draw:style-name="gr3" draw:text-style-name="P45" svg:width="0.1579in" svg:height="0.3043in" svg:x="2.9701in" svg:y="0.4831in"><text:p text:style-name="P44"><text:span text:style-name="T25">m</text:span></text:p></draw:rect><draw:rect draw:style-name="gr3" draw:text-style-name="P45" svg:width="0.1579in" svg:height="0.3043in" svg:x="2.0646in" svg:y="0.4831in"><text:p text:style-name="P44"><text:span text:style-name="T25">x</text:span></text:p></draw:rect><draw:rect draw:style-name="gr3" draw:text-style-name="P45" xml:id="id2" draw:id="id2" svg:width="0.1579in" svg:height="0.3043in" svg:x="2.8126in" svg:y="0.4831in"><text:p text:style-name="P44"><text:span text:style-name="T25">x</text:span></text:p></draw:rect><draw:rect draw:style-name="gr3" draw:text-style-name="P45" svg:width="0.1579in" svg:height="0.3043in" svg:x="2.6547in" svg:y="0.4831in"><text:p text:style-name="P44"><text:span text:style-name="T25">x</text:span></text:p></draw:rect><draw:rect draw:style-name="gr3" draw:text-style-name="P45" svg:width="0.1571in" svg:height="0.3043in" svg:x="2.498in" svg:y="0.4831in"><text:p text:style-name="P44"><text:span text:style-name="T25">x</text:span></text:p></draw:rect><draw:rect draw:style-name="gr3" draw:text-style-name="P45" svg:width="0.1579in" svg:height="0.3043in" svg:x="3.6in" svg:y="0.4831in"><text:p text:style-name="P44"><text:span text:style-name="T25">m</text:span></text:p></draw:rect><draw:rect draw:style-name="gr3" draw:text-style-name="P45" svg:width="0.1579in" svg:height="0.3043in" svg:x="3.4425in" svg:y="0.4831in"><text:p text:style-name="P44"><text:span text:style-name="T25">m</text:span></text:p></draw:rect><draw:rect draw:style-name="gr3" draw:text-style-name="P45" svg:width="0.1579in" svg:height="0.3043in" svg:x="3.2846in" svg:y="0.4831in"><text:p text:style-name="P44"><text:span text:style-name="T25">...</text:span></text:p></draw:rect><draw:rect draw:style-name="gr3" draw:text-style-name="P45" svg:width="0.1571in" svg:height="0.3043in" svg:x="3.128in" svg:y="0.4831in"><text:p text:style-name="P44"><text:span text:style-name="T25">m</text:span></text:p></draw:rect><draw:rect draw:style-name="gr3" draw:text-style-name="P45" svg:width="0.276in" svg:height="0.3043in" svg:x="2.222in" svg:y="0.4831in"><text:p text:style-name="P44"><text:span text:style-name="T25">...</text:span></text:p></draw:rect><draw:custom-shape draw:style-name="gr4" draw:text-style-name="P46"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6"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48" svg:width="1.024in" svg:height="0.2594in" svg:x="2.261in" svg:y="0.122in"><draw:text-box><text:p text:style-name="P47"><text:span text:style-name="T26">Base</text:span></text:p></draw:text-box></draw:frame><draw:frame draw:style-name="gr6" draw:text-style-name="P48" svg:width="1.024in" svg:height="0.2594in" svg:x="3.128in" svg:y="0.1409in"><draw:text-box><text:p text:style-name="P47"><text:span text:style-name="T26">Mask</text:span></text:p></draw:text-box></draw:frame><draw:frame draw:style-name="gr7" draw:text-style-name="P48" xml:id="id1" draw:id="id1" svg:width="1.7323in" svg:height="0.4189in" svg:x="3.128in" svg:y="0.8638in"><draw:text-box><text:p text:style-name="P47"><text:span text:style-name="T26">The sense of the mask bits depend on this bit. <text:s/></text:span></text:p></draw:text-box></draw:frame><draw:connector draw:style-name="gr8" draw:text-style-name="P46" draw:type="curve" svg:x1="3.128in" svg:y1="1.0728in" svg:x2="2.8909in" svg:y2="0.7874in" draw:start-shape="id1" draw:start-glue-point="3" draw:end-shape="id2" draw:end-glue-point="2" svg:d="m7945 2725c-403 0-602-241-602-725"><text:p/></draw:connector></draw:g><draw:g draw:style-name="gr2"><draw:rect draw:style-name="gr3" draw:text-style-name="P45" svg:width="0.1579in" svg:height="0.3043in" svg:x="2.9701in" svg:y="1.674in"><text:p text:style-name="P44"><text:span text:style-name="T25">1</text:span></text:p></draw:rect><draw:rect draw:style-name="gr3" draw:text-style-name="P45" svg:width="0.1579in" svg:height="0.3043in" svg:x="2.0646in" svg:y="1.674in"><text:p text:style-name="P44"><text:span text:style-name="T25">x</text:span></text:p></draw:rect><draw:rect draw:style-name="gr3" draw:text-style-name="P45" xml:id="id4" draw:id="id4" svg:width="0.1579in" svg:height="0.3043in" svg:x="2.8126in" svg:y="1.674in"><text:p text:style-name="P44"><text:span text:style-name="T25">0</text:span></text:p></draw:rect><draw:rect draw:style-name="gr3" draw:text-style-name="P45" svg:width="0.1579in" svg:height="0.3043in" svg:x="2.6547in" svg:y="1.674in"><text:p text:style-name="P44"><text:span text:style-name="T25">x</text:span></text:p></draw:rect><draw:rect draw:style-name="gr3" draw:text-style-name="P45" svg:width="0.1571in" svg:height="0.3043in" svg:x="2.498in" svg:y="1.674in"><text:p text:style-name="P44"><text:span text:style-name="T25">x</text:span></text:p></draw:rect><draw:rect draw:style-name="gr3" draw:text-style-name="P45" svg:width="0.1579in" svg:height="0.3043in" svg:x="3.6in" svg:y="1.674in"><text:p text:style-name="P44"><text:span text:style-name="T25">1</text:span></text:p></draw:rect><draw:rect draw:style-name="gr3" draw:text-style-name="P45" svg:width="0.1579in" svg:height="0.3043in" svg:x="3.4425in" svg:y="1.674in"><text:p text:style-name="P44"><text:span text:style-name="T25">1</text:span></text:p></draw:rect><draw:rect draw:style-name="gr3" draw:text-style-name="P45" svg:width="0.1579in" svg:height="0.3043in" svg:x="3.2846in" svg:y="1.674in"><text:p text:style-name="P44"><text:span text:style-name="T25">...</text:span></text:p></draw:rect><draw:rect draw:style-name="gr3" draw:text-style-name="P45" svg:width="0.1571in" svg:height="0.3043in" svg:x="3.128in" svg:y="1.674in"><text:p text:style-name="P44"><text:span text:style-name="T25">1</text:span></text:p></draw:rect><draw:rect draw:style-name="gr3" draw:text-style-name="P45" svg:width="0.276in" svg:height="0.3043in" svg:x="2.222in" svg:y="1.674in"><text:p text:style-name="P44"><text:span text:style-name="T25">...</text:span></text:p></draw:rect><draw:custom-shape draw:style-name="gr4" draw:text-style-name="P46"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6"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9" draw:text-style-name="P48" svg:width="1.024in" svg:height="0.2594in" svg:x="2.261in" svg:y="1.313in"><draw:text-box><text:p text:style-name="P47"><text:span text:style-name="T26">Base</text:span></text:p></draw:text-box></draw:frame><draw:frame draw:style-name="gr9" draw:text-style-name="P48" svg:width="1.024in" svg:height="0.2594in" svg:x="3.128in" svg:y="1.3319in"><draw:text-box><text:p text:style-name="P47"><text:span text:style-name="T26">Mask</text:span></text:p></draw:text-box></draw:frame><draw:frame draw:style-name="gr10" draw:text-style-name="P48" xml:id="id3" draw:id="id3" svg:width="1.7323in" svg:height="0.5787in" svg:x="3.128in" svg:y="2.0547in"><draw:text-box><text:p text:style-name="P47"><text:span text:style-name="T26">If the lowest base bit is a 0, then mask bits are 1s. <text:s/></text:span></text:p></draw:text-box></draw:frame><draw:connector draw:style-name="gr8" draw:text-style-name="P46" draw:type="curve" svg:x1="3.128in" svg:y1="2.3437in" svg:x2="2.8909in" svg:y2="1.9783in" draw:start-shape="id3" draw:start-glue-point="3" draw:end-shape="id4" draw:end-glue-point="2" svg:d="m7945 5953c-403 0-602-309-602-928"><text:p/></draw:connector></draw:g><draw:g draw:style-name="gr2"><draw:rect draw:style-name="gr3" draw:text-style-name="P45" svg:width="0.1579in" svg:height="0.3043in" svg:x="2.9701in" svg:y="2.8646in"><text:p text:style-name="P44"><text:span text:style-name="T25">0</text:span></text:p></draw:rect><draw:rect draw:style-name="gr3" draw:text-style-name="P45" svg:width="0.1579in" svg:height="0.3043in" svg:x="2.0646in" svg:y="2.8646in"><text:p text:style-name="P44"><text:span text:style-name="T25">x</text:span></text:p></draw:rect><draw:rect draw:style-name="gr3" draw:text-style-name="P45" xml:id="id6" draw:id="id6" svg:width="0.1579in" svg:height="0.3043in" svg:x="2.8126in" svg:y="2.8646in"><text:p text:style-name="P44"><text:span text:style-name="T25">1</text:span></text:p></draw:rect><draw:rect draw:style-name="gr3" draw:text-style-name="P45" svg:width="0.1579in" svg:height="0.3043in" svg:x="2.6547in" svg:y="2.8646in"><text:p text:style-name="P44"><text:span text:style-name="T25">x</text:span></text:p></draw:rect><draw:rect draw:style-name="gr3" draw:text-style-name="P45" svg:width="0.1571in" svg:height="0.3043in" svg:x="2.498in" svg:y="2.8646in"><text:p text:style-name="P44"><text:span text:style-name="T25">x</text:span></text:p></draw:rect><draw:rect draw:style-name="gr3" draw:text-style-name="P45" svg:width="0.1579in" svg:height="0.3043in" svg:x="3.6in" svg:y="2.8646in"><text:p text:style-name="P44"><text:span text:style-name="T25">0</text:span></text:p></draw:rect><draw:rect draw:style-name="gr3" draw:text-style-name="P45" svg:width="0.1579in" svg:height="0.3043in" svg:x="3.4425in" svg:y="2.8646in"><text:p text:style-name="P44"><text:span text:style-name="T25">0</text:span></text:p></draw:rect><draw:rect draw:style-name="gr3" draw:text-style-name="P45" svg:width="0.1579in" svg:height="0.3043in" svg:x="3.2846in" svg:y="2.8646in"><text:p text:style-name="P44"><text:span text:style-name="T25">...</text:span></text:p></draw:rect><draw:rect draw:style-name="gr3" draw:text-style-name="P45" svg:width="0.1571in" svg:height="0.3043in" svg:x="3.128in" svg:y="2.8646in"><text:p text:style-name="P44"><text:span text:style-name="T25">0</text:span></text:p></draw:rect><draw:rect draw:style-name="gr3" draw:text-style-name="P45" svg:width="0.276in" svg:height="0.3043in" svg:x="2.222in" svg:y="2.8646in"><text:p text:style-name="P44"><text:span text:style-name="T25">...</text:span></text:p></draw:rect><draw:custom-shape draw:style-name="gr4" draw:text-style-name="P46"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46"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48" svg:width="0.5913in" svg:height="0.2594in" svg:x="2.261in" svg:y="2.5031in"><draw:text-box><text:p text:style-name="P47"><text:span text:style-name="T26">Base</text:span></text:p></draw:text-box></draw:frame><draw:frame draw:style-name="gr12" draw:text-style-name="P48" svg:width="0.5906in" svg:height="0.2594in" svg:x="3.128in" svg:y="2.522in"><draw:text-box><text:p text:style-name="P47"><text:span text:style-name="T26">Mask</text:span></text:p></draw:text-box></draw:frame><draw:frame draw:style-name="gr13" draw:text-style-name="P48" xml:id="id5" draw:id="id5" svg:width="1.7323in" svg:height="0.5787in" svg:x="3.128in" svg:y="3.2449in"><draw:text-box><text:p text:style-name="P47"><text:span text:style-name="T26">If the lowest base bit is a 1, then mask bits are 0s. <text:s/></text:span></text:p></draw:text-box></draw:frame><draw:connector draw:style-name="gr8" draw:text-style-name="P46"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3">…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2">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2">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change text:change-id="ct532220992"/></text:p>
      <text:h text:style-name="Heading_20_3" text:outline-level="3"><text:soft-page-break/>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3">want</text:span> to determine the correct value of the distributed state. Producers can, but don't always, <text:span text:style-name="T3">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3">the</text:span> state. <text:s/>The lamp controller that consumes the “On” and “Off” probably <text:span text:style-name="T3">knows whether it is currently providing power to the lamp, and so can reply with valid for one event and invalid for the other.</text:span></text:p>
      <text:h text:style-name="Heading_20_3" text:outline-level="3">Consumer Range Identified</text:h>
      <text:p text:style-name="P5">This message broadcasts, in response to a received Identify Consumer message, from each node that consumes event is <text:span text:style-name="T3">in the range specified by the </text:span>included event-ID-with-mask. <text:s/>This is one of the messages that allows bridges to do automatic routing of event messages. <text:s text:c="4"/></text:p>
      <text:p text:style-name="P5">The <text:change-start text:change-id="ct532013808"/>requirement that <text:change-end text:change-id="ct532013808"/>50% <text:change-start text:change-id="ct532220032"/>or more of the Event IDs in a range are consumed <text:change-end text:change-id="ct532220032"/>is to allow rounding <text:change-start text:change-id="ct532013904"/>the range <text:change-end text:change-id="ct532013904"/>up to the enclosing bit, but no further.<text:change text:change-id="ct532014000"/><text:change-start text:change-id="ct532014432"/> This keeps <text:span text:style-name="T3">the</text:span> Event ID ranges in the complete OpenLCB system compa<text:change-end text:change-id="ct532014432"/><text:change-start text:change-id="ct532014528"/>ct and is intended to make the task of gateways more manageable.<text:change-end text:change-id="ct532014528"/></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5"><text:change text:change-id="ct532446960"/><text:change-start text:change-id="ct531995120"/>The requirement that 50% or more of the Event IDs in a range are produced is to allow rounding the range up to the enclosing bit, but no further. This keeps <text:span text:style-name="T3">the</text:span> Event ID ranges in the complete OpenLCB system compact and is intended to make the task of gateways more manageable.<text:change-end text:change-id="ct531995120"/></text:p>
      <text:p text:style-name="Standard"><text:soft-page-break/>An example of a producer range would be a fast clock node that sends a range of events to indicate the time. Since <text:span text:style-name="T3">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text:change text:change-id="ct531994592"/><text:change-start text:change-id="ct531994992"/>t<text:change-end text:change-id="ct531994992"/> produces<text:change-start text:change-id="ct531994688"/> or consumes<text:change-end text:change-id="ct531994688"/> that event, in these case the directed form is appropriate.<text:change-start text:change-id="ct532471072"/></text:p>
      <text:p text:style-name="Standard"><text:change-end text:change-id="ct532471072"/><text:change text:change-id="ct532474368"/>In other cases, the node producing the Identify Event will not know if any node uses that event, and therefore the global form is the more appropriate choice.<text:change text:change-id="ct531994784"/> Be aware that since this latter form is transmitted throughout the network, it can be relatively expensive in terms of bandwidth.<text:change text:change-id="ct531995216"/><text:change-start text:change-id="ct531995312"/> The global form of Identify Event is similar to the combination of an Identify Producers and an Identify Consumers message.<text:change-end text:change-id="ct531995312"/></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text:change text:change-id="ct531995488"/><text:change-start text:change-id="ct531995584"/>Nodes <text:change-end text:change-id="ct531995584"/>can send identify/identified messages for automatically-routed Event IDs. <text:change text:change-id="ct531995680"/><text:change-start text:change-id="ct532479616"/>Nodes aren't required to reply to Identify Producer/Consumer messages for automatically-advertised Event IDs to simplify node programming, but it is useful if they do.</text:p>
      <text:p text:style-name="Standard"><text:change-end text:change-id="ct532479616"/>Identify Producer/Consumer <text:change-start text:change-id="ct531996256"/>messages <text:change-end text:change-id="ct531996256"/>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text:change text:change-id="ct531996032"/><text:change-start text:change-id="ct531996128"/>Producer Identified/Producer Range Identified <text:change-end text:change-id="ct531996128"/><text:change text:change-id="ct532477536"/><text:change-start text:change-id="ct531996656"/>and Consumer Identified/Consumer Identified Range<text:change-end text:change-id="ct531996656"/> messages after <text:change text:change-id="ct532479104"/><text:change-start text:change-id="ct531996752"/>Initialization Complete<text:change-end text:change-id="ct531996752"/> is <text:change text:change-id="ct532257776"/><text:change-start text:change-id="ct531996848"/>all<text:change-end text:change-id="ct531996848"/><text:change-start text:change-id="ct531996944"/>owed<text:change-end text:change-id="ct531996944"/>, but there's no delivery guarantee for <text:span text:style-name="T3">this</text:span> node's events until those have been sent<text:change text:change-id="ct531997040"/><text:change-start text:change-id="ct531997136"/> and the state has transitioned to Advertised.<text:change-end text:change-id="ct531997136"/></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5614587938121914440" text:style-name="L3">
        <text:list-item>
          <text:p text:style-name="P38">When the node is first initialized, after <text:s/>the “Initialization Complete” message has been sent.</text:p>
        </text:list-item>
        <text:list-item>
          <text:p text:style-name="P38">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text:change-start text:change-id="ct531997312"/>§3.1 <text:change-end text:change-id="ct531997312"/>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3">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text:soft-page-break/>Producer Enquiry</text:h>
      <text:p text:style-name="Standard">It is useful to be able to determine which, if any, nodes are configured to possibly <text:change text:change-id="ct532001712"/><text:change-start text:change-id="ct532001024"/>transmit<text:change-end text:change-id="ct532001024"/> a specific <text:change text:change-id="ct532001808"/><text:change-start text:change-id="ct532477856"/>PCER<text:change-end text:change-id="ct532477856"/> message and the<text:change text:change-id="ct532399936"/> current state<text:change-start text:change-id="ct532001904"/> of those producers<text:change-end text:change-id="ct532001904"/><text:change text:change-id="ct532002000"/><text:change-start text:change-id="ct532401328"/>. <text:change-end text:change-id="ct532401328"/>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P6">An OpenLCB Event represents the sum of all the causes and actions associated with particular concept , such as “Night is falling”, and implements a many-to-many relationship. <text:s/>It has been referred <text:soft-page-break/>to<text:change text:change-id="ct532002976"/><text:change-start text:change-id="ct532003088"/> <text:change-end text:change-id="ct532003088"/>as the Producer-Consumer Model<text:change text:change-id="ct532002288"/>, in opposition to the Master-Slave Model.<text:note text:id="ftn5" text:note-class="footnote"><text:note-citation>5</text:note-citation><text:note-body><text:p text:style-name="Footnote"><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3">which</text:span> makes this model very flexible and extensible. <text:s/></text:p>
      <text:p text:style-name="P7"><text:span text:style-name="T4">Events are most often used to advertise changes in system state, for example a occupancy detector's state. <text:s/>The model maintains the distributed-state model of a layout because Events-messages are broadcast</text:span><text:span text:style-name="T4"><text:note text:id="ftn6" text:note-class="footnote"><text:note-citation>6</text:note-citation><text:note-body><text:p text:style-name="Footnote"><text:s/>OpenLCB uses interest-based routing, which means <text:span text:style-name="T15">that</text:span> Event messages are actually broadcast only to those bus segments on which a node has expressed interest. <text:s/>Event-ranges are used to express interest in a classes of events. <text:s text:c="2"/></text:p></text:note-body></text:note></text:span><text:span text:style-name="T4"> to all nodes, and this allows individual producers and consumers to use them to change their knowledge of the distributed state. <text:s/></text:span></text:p>
      <text:p text:style-name="P7"><text:span text:style-name="T4">Other important, and perhaps not obvious, uses include: publishing a capability using an event from a list of well-known </text:span><text:change text:change-id="ct532002096"/><text:change-start text:change-id="ct532004448"/><text:span text:style-name="T4">Event ID</text:span><text:change-end text:change-id="ct532004448"/><text:change-start text:change-id="ct532002608"/><text:span text:style-name="T4">s</text:span><text:change-end text:change-id="ct532002608"/><text:span text:style-name="T4">; transmitting well-known ranges of data, such as fast-clock time; and embedding an other system's message into </text:span><text:change text:change-id="ct532005200"/><text:change-start text:change-id="ct532005584"/><text:span text:style-name="T4">the bytes of the Event ID</text:span><text:change-end text:change-id="ct532005584"/><text:span text:style-name="T4">, for example a DCC accessory message. Notice that these latter uses allows any node to respond to these messages using its usual event-handling. <text:s/>For example, a node can activate an output in response to a specific fast-clock time.</text:span><text:change text:change-id="ct532005968"/></text:p>
      <text:h text:style-name="Heading_20_2" text:outline-level="2">Gateways</text:h>
      <text:p text:style-name="Standard">Gateways can route PCERs only to segments with nodes expressing interest by processing the other event messages.</text:p>
      <text:p text:style-name="Standard">The automatically-routed event range <text:change-start text:change-id="ct532003184"/>always <text:change-end text:change-id="ct532003184"/>has to be routed. This can be done by making a permanent entry in routing tables, or any other implementation method.</text:p>
      <text:h text:style-name="Heading_20_2" text:outline-level="2"><text:change text:change-id="ct532003504"/><text:change-start text:change-id="ct53200283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0"><draw:image xlink:href="../../../documents/drawings/CAN-TCP-CAN-figure.gif" xlink:type="simple" xlink:show="embed" xlink:actuate="onLoad"/></draw:frame></text:p>
      <text:p text:style-name="Standard">Figure 1 <text:change-end text:change-id="ct532002832"/><text:change-start text:change-id="ct532400800"/>–<text:change-end text:change-id="ct532400800"/><text:change-start text:change-id="ct532005808"/>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ext:soft-page-break/>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change-end text:change-id="ct532005808"/><text:change-start text:change-id="ct532006112"/></text:p>
      <text:h text:style-name="Heading_20_3" text:outline-level="3">Case 4: Node A1 comes up, then event Y is sent<text:change-end text:change-id="ct532006112"/><text:change-start text:change-id="ct532007840"/></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text:soft-page-break/>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text:change-end text:change-id="ct532007840"/><text:change-start text:change-id="ct532006208"/>No “Consumer of Y Identified” message<text:change-end text:change-id="ct532006208"/><text:change-start text:change-id="ct532402784"/> is received back, so after a short timeout GA marks it's tables to not forward Y. <text:s/>(If a not later comes up that consumes Y, a sequence similar to Case 2 occurs<text:change-end text:change-id="ct532402784"/><text:change-start text:change-id="ct532008064"/>.)</text:p>
      <text:h text:style-name="Heading_20_2" text:outline-level="2">Node <text:change-end text:change-id="ct532008064"/>Implementation hints</text:h>
      <text:p text:style-name="Standard">Buffering issues, particularly on CAN<text:change text:change-id="ct532008224"/><text:change-start text:change-id="ct532404624"/>, have to be carefully considered. All<text:change-end text:change-id="ct532404624"/> node<text:change-start text:change-id="ct532004032"/>s<text:change-end text:change-id="ct532004032"/> ha<text:change text:change-id="ct532008672"/><text:change-start text:change-id="ct532404944"/>ve<text:change-end text:change-id="ct532404944"/> to be able to keep up with PCER messages that can arrive about every millisecond (125000 bps / 120 bits per message) </text:p>
      <text:list xml:id="list2462842614220995008" text:style-name="L4">
        <text:list-item>
          <text:p text:style-name="P39">Don't <text:s/>do long linear searches to match an incoming Event ID to internal structures.</text:p>
        </text:list-item>
        <text:list-item>
          <text:p text:style-name="P39">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text:change text:change-id="ct531993520"/>If Node A and Node B emit events at the same time on different segments, there's no guarantee of when node C will receive them, nor in what order, nor that Node D will receive it at the same time &amp; in the same order as Node C<text:change text:change-id="ct531991728"/>.</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text:soft-page-break/>For these to be useful, they not only have to be unique (so there are no collisions that accidentally trigger reactions to them), but they must also be well-known. <text:change text:change-id="ct531990448"/><text:change-start text:change-id="ct531993872"/><text:s/>All of these are assigned<text:span text:style-name="T5"> with the 01.00.00.00.00.00 or 01.01.00.00.00.00 reserv</text:span>ed IDs in their upper six bytes to ensure uniqueness and simplify recognition. <text:span text:style-name="T5"><text:s/></text:span>The OpenLCB group maintains a central list of the individual assigned Event IDs.<text:change-end text:change-id="ct531993872"/><text:change-start text:change-id="ct532514688"/><text:note text:id="ftn7" text:note-class="footnote"><text:note-citation>7</text:note-citation><text:note-body><text:p text:style-name="Footnote"><text:change-start text:change-id="ct531985744"/>See <text:a xlink:type="simple" xlink:href="http://www.openlcb.org/trunk/specs/EventIdAllocations.pdf">http://www.openlcb.org/trunk/specs/EventIdAllocations.pdf</text:a><text:change-end text:change-id="ct531985744"/><text:change-start text:change-id="ct531994336"/> for specific definitions<text:change-end text:change-id="ct531994336"/></text:p></text:note-body></text:note><text:change-end text:change-id="ct532514688"/><text:change text:change-id="ct531993712"/><text:change text:change-id="ct531993616"/><text:change text:change-id="ct531989696"/><text:change text:change-id="ct531989520"/></text:p>
      <text:p text:style-name="P15"><text:change-start text:change-id="ct532405200"/>The Event IDs that start 01.00.00.00.00.00 are the automatically-routed events, a subset of the well-known events.</text:p>
      <text:p text:style-name="Standard"><text:change-end text:change-id="ct532405200"/><text:change text:change-id="ct531993968"/><text:change-start text:change-id="ct532401504"/>Except for the automatically-<text:change-end text:change-id="ct532401504"/><text:change-start text:change-id="ct531994064"/>routed <text:change-end text:change-id="ct531994064"/><text:change-start text:change-id="ct532459568"/>events, nodes producing or consuming well-known events <text:change-end text:change-id="ct532459568"/>must mention them when <text:change text:change-id="ct532406304"/><text:change-start text:change-id="ct532405328"/>identifying<text:change-end text:change-id="ct532405328"/> the event IDs they produce and consume. Gateways may filter on these, but are not required to. (For ease of implementation, a gateway may just pass all events with the common <text:change-start text:change-id="ct532405424"/>values of the <text:change-end text:change-id="ct532405424"/>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text:change text:change-id="ct532405520"/><text:change-start text:change-id="ct532458928"/>is<text:change-end text:change-id="ct532458928"/> protocol has therefore been constructed so that any message carrying an EID <text:change text:change-id="ct532405696"/>is globally addressed.</text:p>
      <text:p text:style-name="Standard"><text:change-start text:change-id="ct532277552"/></text:p>
      <text:p text:style-name="P22"><text:change-end text:change-id="ct5322775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text:tab/>1</text:p>
          <text:p text:style-name="P24"><text:s/>2 Annotations to the Standard<text:tab/>1</text:p>
          <text:p text:style-name="P25"><text:s/>2.1 Introduction<text:tab/>1</text:p>
          <text:p text:style-name="P25"><text:s/>2.2 Intended Use<text:tab/>2</text:p>
          <text:p text:style-name="P25"><text:s/>2.3 References and Context<text:tab/>2</text:p>
          <text:p text:style-name="P25"><text:s/>2.4 Message Formats<text:tab/>2</text:p>
          <text:p text:style-name="P23"><text:s/>2.4.1 Producer/Consumer Event Report (PCER)<text:tab/>4</text:p>
          <text:p text:style-name="P23"><text:s/>2.4.2 Identify Consumer <text:tab/>4</text:p>
          <text:p text:style-name="P23"><text:s/>2.4.3 Consumer Identified <text:tab/>4</text:p>
          <text:p text:style-name="P23"><text:s/>2.4.4 Consumer Range Identified<text:tab/>4</text:p>
          <text:p text:style-name="P23"><text:s/>2.4.5 Identify Producer <text:tab/>4</text:p>
          <text:p text:style-name="P23"><text:s/>2.4.6 Producer Identified<text:tab/>4</text:p>
          <text:p text:style-name="P23"><text:s/>2.4.7 Producer Range Identified<text:tab/>4</text:p>
          <text:p text:style-name="P23"><text:s/>2.4.8 Identify Events<text:tab/>5</text:p>
          <text:p text:style-name="P25"><text:s/>2.5 States<text:tab/>5</text:p>
          <text:p text:style-name="P25"><text:s/>2.6 Interactions<text:tab/>5</text:p>
          <text:p text:style-name="P23"><text:s/>2.6.1 Event Transfer<text:tab/>6</text:p>
          <text:p text:style-name="P23"><text:s/>2.6.2 Event Enquiry<text:tab/>6</text:p>
          <text:p text:style-name="P23"><text:s/>2.6.3 Producer Enquiry<text:tab/>7</text:p>
          <text:p text:style-name="P23"><text:s/>2.6.4 Consumer Enquiry<text:tab/>7</text:p>
          <text:p text:style-name="P24"><text:s/>3 Background information <text:tab/>7</text:p>
          <text:p text:style-name="P25"><text:s/>3.1 Gateways<text:tab/>8</text:p>
          <text:p text:style-name="P25"><text:s/>3.2 Examples<text:tab/>8</text:p>
          <text:p text:style-name="P23"><text:s/>3.2.1 Case 1: All nodes initialized before link established, event X is sent<text:tab/>9</text:p>
          <text:p text:style-name="P23"><text:s/>3.2.2 Case 2: Node B2 comes up, after event X has been sent in the example above<text:tab/>9</text:p>
          <text:p text:style-name="P23"><text:s/>3.2.3 Case 3: Node A1 comes up, then event X is sent<text:tab/>9</text:p>
          <text:p text:style-name="P23"><text:s/>3.2.4 Case 4: Node A1 comes up, then event Y is sent<text:tab/>9</text:p>
          <text:p text:style-name="P25"><text:s/>3.3 Node Implementation hints<text:tab/>10</text:p>
          <text:p text:style-name="P25"><text:s/>3.4 Well known events<text:tab/>10</text:p>
          <text:p text:style-name="P25"><text:s/>3.5 History section<text:tab/>11</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Event Transport Technical Note</text:p>
      </style:header>
      <style:footer>
        <text:tracked-changes>
          <text:changed-region xml:id="ct532204096" text:id="ct532204096">
            <text:deletion>
              <office:change-info>
                <dc:creator>Bob Jacobsen</dc:creator>
                <dc:date>2013-02-03T06:35:00</dc:date>
              </office:change-info>
              <text:p text:style-name="MP2"><text:span text:style-name="Page_20_Number"><text:span text:style-name="MT1"><text:date style:data-style-name="N116" text:date-value="2013-02-03T06:39:01.99">2-3-2013</text:date></text:span></text:span></text:p>
            </text:deletion>
          </text:changed-region>
          <text:changed-region xml:id="ct532205168" text:id="ct532205168">
            <text:insertion>
              <office:change-info>
                <dc:creator>Bob Jacobsen</dc:creator>
                <dc:date>2013-02-03T06:35:00</dc:date>
              </office:change-info>
            </text:insertion>
          </text:changed-region>
        </text:tracked-changes>
        <text:p text:style-name="MP2"><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change text:change-id="ct532204096"/><text:change-start text:change-id="ct532205168"/><text:span text:style-name="Page_20_Number"><text:span text:style-name="MT1"><text:date style:data-style-name="N75" text:date-value="2013-02-03T06:33:37" text:fixed="true" text:date-adjust="-PT24H00M00S">Feb 2, 2013</text:date></text:span></text:span><text:change-end text:change-id="ct532205168"/></text:p>
      </style:footer>
    </style:master-page>
    <style:master-page style:name="First_20_Page" style:display-name="First Page" style:page-layout-name="Mpm2" style:next-style-name="Standard">
      <style:header>
        <text:tracked-changes>
          <text:changed-region xml:id="ct522048528" text:id="ct522048528">
            <text:deletion>
              <office:change-info>
                <dc:creator>Bob Jacobsen</dc:creator>
                <dc:date>2013-02-03T06:38:00</dc:date>
              </office:change-info>
              <text:p text:style-name="MP5"><text:date style:data-style-name="N75" text:date-value="2013-02-03T06:39:01.99">Feb 3, 2013</text:date></text:p>
            </text:deletion>
          </text:changed-region>
          <text:changed-region xml:id="ct492998240" text:id="ct492998240">
            <text:insertion>
              <office:change-info>
                <dc:creator>Bob Jacobsen</dc:creator>
                <dc:date>2013-02-03T06:38:00</dc:date>
              </office:change-info>
            </text:insertion>
          </text:changed-region>
          <text:changed-region xml:id="ct532201744" text:id="ct532201744">
            <text:deletion>
              <office:change-info>
                <dc:creator>Bob Jacobsen</dc:creator>
                <dc:date>2013-01-27T09:31:00</dc:date>
              </office:change-info>
              <text:p text:style-name="MP5">Preliminary</text:p>
            </text:deletion>
          </text:changed-region>
          <text:changed-region xml:id="ct532243472" text:id="ct532243472">
            <text:insertion>
              <office:change-info>
                <dc:creator>Bob Jacobsen</dc:creator>
                <dc:date>2013-02-02T09:45: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1"><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 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change text:change-id="ct522048528"/><text:change-start text:change-id="ct492998240"/><text:date style:data-style-name="N75" text:date-value="2013-02-03T06:37:48" text:fixed="true" text:date-adjust="-PT24H00M00S">Feb 2, 2013</text:date><text:change-end text:change-id="ct492998240"/></text:p>
            </table:table-cell>
            <table:table-cell table:style-name="Table1.C1" office:value-type="string">
              <text:p text:style-name="MP5"><text:change text:change-id="ct532201744"/><text:change-start text:change-id="ct532243472"/>Adopted<text:change-end text:change-id="ct532243472"/></text:p>
            </table:table-cell>
          </table:table-row>
        </table:table>
        <text:p text:style-name="Header"/>
      </style:header>
      <style:footer>
        <text:tracked-changes>
          <text:changed-region xml:id="ct532170944" text:id="ct532170944">
            <text:deletion>
              <office:change-info>
                <dc:creator>Bob Jacobsen</dc:creator>
                <dc:date>2013-02-03T06:35:00</dc:date>
              </office:change-info>
              <text:p text:style-name="MP6"><text:span text:style-name="Page_20_Number"><text:span text:style-name="MT3"><text:date style:data-style-name="N116" text:date-value="2013-02-03T06:39:01.99">2-3-2013</text:date></text:span></text:span></text:p>
            </text:deletion>
          </text:changed-region>
          <text:changed-region xml:id="ct532132848" text:id="ct532132848">
            <text:insertion>
              <office:change-info>
                <dc:creator>Bob Jacobsen</dc:creator>
                <dc:date>2013-02-03T06:35:00</dc:date>
              </office:change-info>
            </text:insertion>
          </text:changed-region>
        </text:tracked-changes>
        <text:p text:style-name="MP6"><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2</text:page-count></text:span></text:span><text:span text:style-name="Page_20_Number"><text:span text:style-name="MT3"> - </text:span></text:span><text:change text:change-id="ct532170944"/><text:change-start text:change-id="ct532132848"/><text:span text:style-name="Page_20_Number"><text:span text:style-name="MT1"><text:date style:data-style-name="N75" text:date-value="2013-02-03T06:33:37" text:fixed="true" text:date-adjust="-PT24H00M00S">Feb 2, 2013</text:date></text:span></text:span><text:change-end text:change-id="ct532132848"/></text:p>
        <text:p text:style-name="MP7"/>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14</meta:editing-cycles>
    <meta:editing-duration>P3DT22H36M18S</meta:editing-duration>
    <meta:generator>OpenOffice.org/3.4.1$Unix OpenOffice.org_project/341m1$Build-9593</meta:generator>
    <dc:date>2013-02-03T06:39:02</dc:date>
    <meta:keyword>OpenLCB Event Transport</meta:keyword>
    <dc:creator>Bob Jacobsen</dc:creator>
    <meta:document-statistic meta:table-count="2" meta:image-count="2" meta:object-count="0" meta:page-count="12" meta:paragraph-count="293" meta:word-count="5111" meta:character-count="30736"/>
    <meta:user-defined meta:name="Info 1"/>
    <meta:user-defined meta:name="Info 2"/>
    <meta:user-defined meta:name="Info 3"/>
    <meta:user-defined meta:name="Info 4"/>
  </office:meta>
</office:document-meta>
</file>